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1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49">
      <number:year number:style="long"/>
      <number:text>-</number:text>
      <number:month number:style="long"/>
      <number:text>-</number:text>
      <number:day number:style="long"/>
    </number:date-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3"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4" style:family="table-cell" style:parent-style-name="Default" style:data-style-name="N1">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data-style-name="N100">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6" style:family="table-cell" style:parent-style-name="Default" style:data-style-name="N100">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0">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8" style:family="table-cell" style:parent-style-name="Default">
      <style:table-cell-properties fo:background-color="#ffffff" style:rotation-align="none"/>
      <style:text-properties style:font-name="Calibri" fo:font-size="11pt" fo:font-weight="normal" style:font-size-asian="11pt" style:font-weight-asian="normal" style:font-size-complex="11pt" style:font-weight-complex="normal"/>
    </style:style>
    <style:style style:name="ce9" style:family="table-cell" style:parent-style-name="Default" style:data-style-name="N49">
      <style:table-cell-properties fo:background-color="#ffffff" style:rotation-align="none"/>
      <style:text-properties style:font-name="Calibri" fo:font-size="11pt" style:font-size-asian="11pt" style:font-size-complex="11pt"/>
    </style:style>
    <style:style style:name="ce10" style:family="table-cell" style:parent-style-name="Default">
      <style:table-cell-properties fo:background-color="#ffffff" style:rotation-align="none"/>
      <style:text-properties style:font-name="Calibri" fo:font-size="11pt" style:font-size-asian="11pt" style:font-size-complex="11pt"/>
    </style:style>
    <style:style style:name="ce11" style:family="table-cell" style:parent-style-name="Default" style:data-style-name="N10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cm" style:writing-mode="page"/>
      <style:text-properties fo:color="#c9211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2125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rotation-align="none"/>
      <style:text-properties fo:color="#2125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fo:color="#40404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21252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52525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20"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21"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22" style:family="table-cell" style:parent-style-name="Default" style:data-style-name="N1">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23" style:family="table-cell" style:parent-style-name="Default" style:data-style-name="N73">
      <style:table-cell-properties fo:background-color="#ffffff" style:diagonal-bl-tr="none" style:diagonal-tl-br="none" fo:border="0.74pt solid #000000" style:rotation-align="none"/>
      <style:text-properties style:font-name="Calibri" fo:font-size="11pt" style:font-size-asian="11pt" style:font-size-complex="11pt"/>
    </style:style>
    <style:style style:name="ce24"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c9211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0">
      <style:table-cell-properties fo:background-color="#ffffff" style:diagonal-bl-tr="none" style:diagonal-tl-br="none" fo:border="0.74pt solid #000000" style:rotation-align="none"/>
      <style:text-properties style:font-name="Calibri" fo:font-size="11pt" fo:font-weight="normal" style:font-size-asian="11pt" style:font-weight-asian="normal" style:font-size-complex="11pt" style:font-weight-complex="normal"/>
    </style:style>
    <style:style style:name="ce26" style:family="table-cell" style:parent-style-name="Default">
      <style:table-cell-properties style:rotation-align="none"/>
      <style:text-properties fo:color="#21252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1" style:family="text">
      <style:text-properties fo:color="#404040" style:font-name="Arial" fo:font-size="9pt" fo:font-weight="bold" style:text-underline-style="none" style:text-underline-color="font-color" style:text-line-through-type="none" fo:font-style="normal" style:text-outline="false" fo:text-shadow="none" style:text-position="0% 100%" style:font-name-complex="Arial" style:font-size-asian="9pt" style:font-size-complex="9pt" style:font-weight-asian="bold" style:font-weight-complex="bold" style:font-style-asian="normal" style:font-style-complex="normal"/>
    </style:style>
    <style:style style:name="T2" style:family="text">
      <style:text-properties fo:color="#404040" style:font-name="Arial" fo:font-size="9pt" style:text-underline-style="none" style:text-underline-color="font-color" style:text-line-through-type="none" fo:font-style="normal" style:text-outline="false" fo:text-shadow="none" style:text-position="0% 100%" style:font-name-complex="Arial" style:font-size-asian="9pt" style:font-size-complex="9pt" style:font-style-asian="normal" style:font-style-complex="normal" fo:font-weight="normal" style:font-weight-asian="normal" style:font-weight-complex="normal"/>
    </style:style>
    <style:style style:name="T3" style:family="text">
      <style:text-properties fo:color="#212529"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4" style:family="text">
      <style:text-properties fo:color="#212529"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5" style:family="text">
      <style:text-properties fo:color="#212529"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style:style style:name="T6" style:family="text">
      <style:text-properties fo:color="#212529" style:font-name="Arial" fo:font-size="12pt" style:text-underline-style="none" style:text-underline-color="font-color" style:text-line-through-type="none" style:text-outline="false" fo:text-shadow="none" style:text-position="0% 100%" style:font-name-complex="Arial" style:font-size-asian="12pt" style:font-size-complex="12pt" fo:font-weight="normal" style:font-weight-asian="normal" style:font-weight-complex="normal" fo:font-style="italic" style:font-style-asian="italic" style:font-style-complex="italic"/>
    </style:style>
    <style:style style:name="T7" style:family="text">
      <style:text-properties fo:color="#212529" style:font-name="Arial" fo:font-size="12pt" style:text-underline-style="none" style:text-underline-color="font-color" style:text-line-through-type="none" style:text-outline="false" fo:text-shadow="none" style:text-position="0% 100%" style:font-name-complex="Arial" style:font-size-asian="12pt" style:font-size-complex="12pt" fo:font-weight="normal" style:font-weight-asian="normal" style:font-weight-complex="normal" fo:font-style="normal" style:font-style-asian="normal" style:font-style-complex="normal"/>
    </style:style>
    <style:style style:name="T8" style:family="text">
      <style:text-properties fo:color="#212529" style:font-name="Arial" fo:font-size="12pt" fo:font-weight="bold" style:text-underline-style="none" style:text-underline-color="font-color" style:text-line-through-type="none" fo:font-style="italic" style:text-outline="false" fo:text-shadow="none" style:text-position="0% 100%" style:font-name-complex="Arial" style:font-size-asian="12pt" style:font-size-complex="12pt" style:font-weight-asian="bold" style:font-weight-complex="bold" style:font-style-asian="italic" style:font-style-complex="italic"/>
    </style:style>
    <style:style style:name="T9" style:family="text">
      <style:text-properties fo:color="#212529" style:font-name="Arial" fo:font-size="12pt" fo:font-weight="bold" style:text-underline-style="none" style:text-underline-color="font-color" style:text-line-through-type="none" style:text-outline="false" fo:text-shadow="none" style:text-position="0% 100%" style:font-name-complex="Arial" style:font-size-asian="12pt" style:font-size-complex="12pt" style:font-weight-asian="bold" style:font-weight-complex="bold" fo:font-style="normal" style:font-style-asian="normal" style:font-style-complex="normal"/>
    </style:style>
    <style:style style:name="T10" style:family="text">
      <style:text-properties fo:color="#212529" style:font-name="Arial" fo:font-size="12pt" style:text-underline-style="none" style:text-underline-color="font-color" style:text-line-through-type="none" style:text-outline="false" fo:text-shadow="none" style:text-position="0% 100%" style:font-name-complex="Arial" style:font-size-asian="12pt" style:font-size-complex="12pt" fo:font-style="normal" style:font-style-asian="normal" style:font-style-complex="normal" fo:font-weight="normal" style:font-weight-asian="normal" style:font-weight-complex="normal"/>
    </style:style>
    <style:style style:name="T11" style:family="text">
      <style:text-properties fo:color="#212529" style:font-name="Arial" fo:font-size="12pt" style:text-underline-style="none" style:text-underline-color="font-color" style:text-line-through-type="none" style:text-outline="false" fo:text-shadow="none" style:text-position="0% 100%" style:font-name-complex="Arial" style:font-size-asian="12pt" style:font-size-complex="12pt" fo:font-style="normal" style:font-style-asian="normal" style:font-style-complex="normal" fo:font-weight="bold" style:font-weight-asian="bold" style:font-weight-complex="bold"/>
    </style:style>
    <style:style style:name="T12" style:family="text">
      <style:text-properties fo:color="#212529"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13" style:family="text">
      <style:text-properties fo:color="#212529" style:font-name="Arial" fo:font-size="12pt" fo:font-weight="normal" style:text-underline-style="none" style:text-underline-color="font-color" style:text-line-through-type="none" style:text-outline="false" fo:text-shadow="none" style:text-position="0% 100%" style:font-name-complex="Arial" style:font-size-asian="12pt" style:font-size-complex="12pt" style:font-weight-asian="normal" style:font-weight-complex="normal" fo:font-style="italic" style:font-style-asian="italic" style:font-style-complex="italic"/>
    </style:style>
    <style:style style:name="T14" style:family="text">
      <style:text-properties fo:color="#212529" style:font-name="Arial" fo:font-size="12pt" fo:font-weight="normal" style:text-underline-style="none" style:text-underline-color="font-color" style:text-line-through-type="none" style:text-outline="false" fo:text-shadow="none" style:text-position="0% 100%" style:font-name-complex="Arial" style:font-size-asian="12pt" style:font-size-complex="12pt" style:font-weight-asian="normal" style:font-weight-complex="normal" fo:font-style="normal" style:font-style-asian="normal" style:font-style-complex="normal"/>
    </style:style>
    <style:style style:name="T1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6" style:family="text">
      <style:text-properties fo:color="#212529"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7" style:family="text">
      <style:text-properties fo:color="#212529" style:font-name="Arial" fo:font-size="10pt" fo:font-weight="bold" style:text-underline-style="none" style:text-underline-color="font-color" style:text-line-through-type="none" fo:font-style="italic" style:text-outline="false" fo:text-shadow="none" style:text-position="0% 100%" style:font-name-complex="Arial" style:font-size-asian="10pt" style:font-size-complex="10pt" style:font-weight-asian="bold" style:font-weight-complex="bold" style:font-style-asian="italic" style:font-style-complex="italic"/>
    </style:style>
    <style:style style:name="T18" style:family="text">
      <style:text-properties fo:color="#212529" style:font-name="Arial" fo:font-size="10pt" fo:font-weight="bold" style:text-underline-style="none" style:text-underline-color="font-color" style:text-line-through-type="none" style:text-outline="false" fo:text-shadow="none" style:text-position="0% 100%" style:font-name-complex="Arial" style:font-size-asian="10pt" style:font-size-complex="10pt" style:font-weight-asian="bold" style:font-weight-complex="bold" fo:font-style="normal" style:font-style-asian="normal" style:font-style-complex="normal"/>
    </style:style>
    <style:style style:name="T19" style:family="text">
      <style:text-properties fo:color="#212529"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20" style:family="text">
      <style:text-properties fo:color="#212529"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21" style:family="text">
      <style:text-properties fo:color="#212529" style:font-name="Arial"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bold" style:font-weight-asian="bold" style:font-weight-complex="bold"/>
    </style:style>
    <style:style style:name="T22" style:family="text">
      <style:text-properties fo:color="#212529" style:font-name="Arial"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normal" style:font-weight-asian="normal" style:font-weight-complex="normal"/>
    </style:style>
    <style:style style:name="T23" style:family="text">
      <style:text-properties fo:color="#212529" style:font-name="Arial" fo:font-size="12pt" fo:font-weight="normal" style:text-underline-style="none" style:text-underline-color="font-color" style:text-line-through-type="none" fo:font-style="italic" style:text-outline="false" fo:text-shadow="none" style:text-position="0% 100%" style:font-name-complex="Arial" style:font-size-asian="12pt" style:font-size-complex="12pt" style:font-weight-asian="normal" style:font-weight-complex="normal" style:font-style-asian="italic" style:font-style-complex="italic"/>
    </style:style>
    <style:style style:name="T24" style:family="text">
      <style:text-properties fo:color="#212529"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1" table:default-cell-style-name="ce5"/>
        <table:table-column table:style-name="co1" table:default-cell-style-name="ce7"/>
        <table:table-column table:style-name="co1" table:default-cell-style-name="ce8"/>
        <table:table-column table:style-name="co1" table:default-cell-style-name="ce9"/>
        <table:table-column table:style-name="co1" table:default-cell-style-name="ce10"/>
        <table:table-column table:style-name="co1" table:default-cell-style-name="ce8"/>
        <table:table-column table:style-name="co1" table:number-columns-repeated="2" table:default-cell-style-name="ce7"/>
        <table:table-column table:style-name="co1" table:default-cell-style-name="ce10"/>
        <table:table-column table:style-name="co1" table:number-columns-repeated="2" table:default-cell-style-name="ce7"/>
        <table:table-column table:style-name="co1" table:default-cell-style-name="ce10"/>
        <table:table-column table:style-name="co1" table:default-cell-style-name="ce9"/>
        <table:table-column table:style-name="co1" table:default-cell-style-name="ce12"/>
        <table:table-column table:style-name="co1" table:default-cell-style-name="ce10"/>
        <table:table-column table:style-name="co1" table:default-cell-style-name="ce3"/>
        <table:table-column table:style-name="co1" table:number-columns-repeated="2" table:default-cell-style-name="ce7"/>
        <table:table-column table:style-name="co1" table:default-cell-style-name="ce23"/>
        <table:table-column table:style-name="co1" table:default-cell-style-name="ce13"/>
        <table:table-row table:style-name="ro1">
          <table:table-cell table:style-name="ce1" office:value-type="string" calcext:value-type="string">
            <text:p>isbn13</text:p>
          </table:table-cell>
          <table:table-cell table:style-name="ce1" office:value-type="string" calcext:value-type="string">
            <text:p>name</text:p>
          </table:table-cell>
          <table:table-cell table:style-name="ce1" office:value-type="string" calcext:value-type="string">
            <text:p>author</text:p>
          </table:table-cell>
          <table:table-cell table:style-name="ce1" office:value-type="string" calcext:value-type="string">
            <text:p>publisher</text:p>
          </table:table-cell>
          <table:table-cell table:style-name="ce1" office:value-type="string" calcext:value-type="string">
            <text:p>book_edition</text:p>
          </table:table-cell>
          <table:table-cell table:style-name="ce1" office:value-type="string" calcext:value-type="string">
            <text:p>book_language</text:p>
          </table:table-cell>
          <table:table-cell table:style-name="ce1" office:value-type="string" calcext:value-type="string">
            <text:p>book_binding</text:p>
          </table:table-cell>
          <table:table-cell table:style-name="ce1" office:value-type="string" calcext:value-type="string">
            <text:p>currency_code</text:p>
          </table:table-cell>
          <table:table-cell table:style-name="ce1" office:value-type="string" calcext:value-type="string">
            <text:p>price</text:p>
          </table:table-cell>
          <table:table-cell table:style-name="ce1" office:value-type="string" calcext:value-type="string">
            <text:p>weight</text:p>
          </table:table-cell>
          <table:table-cell table:style-name="ce1" office:value-type="string" calcext:value-type="string">
            <text:p>delivery_charge</text:p>
          </table:table-cell>
          <table:table-cell table:style-name="ce1" office:value-type="string" calcext:value-type="string">
            <text:p>quantity</text:p>
          </table:table-cell>
          <table:table-cell table:style-name="ce1" office:value-type="string" calcext:value-type="string">
            <text:p>discount</text:p>
          </table:table-cell>
          <table:table-cell table:style-name="ce11" office:value-type="string" calcext:value-type="string">
            <text:p>publishing_year</text:p>
          </table:table-cell>
          <table:table-cell table:style-name="ce1" office:value-type="string" calcext:value-type="string">
            <text:p>description</text:p>
          </table:table-cell>
          <table:table-cell table:style-name="ce1" office:value-type="string" calcext:value-type="string">
            <text:p>no_of_pages</text:p>
          </table:table-cell>
          <table:table-cell table:style-name="ce1" office:value-type="string" calcext:value-type="string">
            <text:p>image</text:p>
          </table:table-cell>
          <table:table-cell table:style-name="ce1" office:value-type="string" calcext:value-type="string">
            <text:p>cat_id</text:p>
          </table:table-cell>
          <table:table-cell table:style-name="ce1" office:value-type="string" calcext:value-type="string">
            <text:p>product_type_id</text:p>
          </table:table-cell>
          <table:table-cell table:style-name="ce1" office:value-type="string" calcext:value-type="string">
            <text:p>created_at</text:p>
          </table:table-cell>
          <table:table-cell table:style-name="ce24" office:value-type="string" calcext:value-type="string">
            <text:p>author_details</text:p>
          </table:table-cell>
        </table:table-row>
        <table:table-row table:style-name="ro2">
          <table:table-cell table:style-name="ce2" office:value-type="float" office:value="9780062676054" calcext:value-type="float">
            <text:p>9780062676054</text:p>
          </table:table-cell>
          <table:table-cell office:value-type="string" calcext:value-type="string">
            <text:p>SCOUNDREL IN HER BED, THE</text:p>
          </table:table-cell>
          <table:table-cell office:value-type="string" calcext:value-type="string">
            <text:p>Heath, Lorraine</text:p>
          </table:table-cell>
          <table:table-cell office:value-type="string" calcext:value-type="string">
            <text:p>Avon</text:p>
          </table:table-cell>
          <table:table-cell office:value-type="date" office:date-value="2019-02-26" calcext:value-type="date">
            <text:p>2019-02-26</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181 gms</text:p>
          </table:table-cell>
          <table:table-cell office:value-type="float" office:value="20" calcext:value-type="float">
            <text:p>20</text:p>
          </table:table-cell>
          <table:table-cell office:value-type="float" office:value="100" calcext:value-type="float">
            <text:p>100</text:p>
          </table:table-cell>
          <table:table-cell office:value-type="float" office:value="18" calcext:value-type="float">
            <text:p>18</text:p>
          </table:table-cell>
          <table:table-cell office:value-type="date" office:date-value="2019-02-26" calcext:value-type="date">
            <text:p>2019-02-26</text:p>
          </table:table-cell>
          <table:table-cell office:value-type="string" calcext:value-type="string">
            <text:p>The bastard son of a nobleman, Finn Trewlove was a shameful secret raised by a stranger. As Finn came of age, he had secrets, too—the clandestine nights spent with an earl’s daughter. But her promise of forever ended in betrayal. Driven by a past that haunts her, Lady Lavinia Kent seeks redemption in London’s underworld, engaged in a daring cause inspired by the young man to whom she gave her innocence, and who then proved himself a scoundrel by abandoning her. When their paths cross again, they can’t deny the yearning and desire that still burns. As they discover the truth behind the deceptions that tore them apart, Finn and Lavinia must fight to reclaim what they’ve lost, no matter how dangerous—because love is worth the risk . . .</text:p>
          </table:table-cell>
          <table:table-cell office:value-type="float" office:value="400" calcext:value-type="float">
            <text:p>400</text:p>
          </table:table-cell>
          <table:table-cell table:style-name="ce19" office:value-type="string" calcext:value-type="string">
            <text:p>9780062676054.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25" office:value-type="string" calcext:value-type="string">
            <text:p>Heath, Lorraine</text:p>
          </table:table-cell>
        </table:table-row>
        <table:table-row table:style-name="ro2">
          <table:table-cell table:style-name="ce2" office:value-type="float" office:value="9789353025144" calcext:value-type="float">
            <text:p>9789353025144</text:p>
          </table:table-cell>
          <table:table-cell office:value-type="string" calcext:value-type="string">
            <text:p>ANCHOR MY HEART</text:p>
          </table:table-cell>
          <table:table-cell office:value-type="string" calcext:value-type="string">
            <text:p>Nain, Nyari</text:p>
          </table:table-cell>
          <table:table-cell office:value-type="string" calcext:value-type="string">
            <text:p>Harper collins</text:p>
          </table:table-cell>
          <table:table-cell office:value-type="date" office:date-value="2018-12-12" calcext:value-type="date">
            <text:p>2018-12-12</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99" calcext:value-type="float">
            <text:p>299</text:p>
          </table:table-cell>
          <table:table-cell office:value-type="string" calcext:value-type="string">
            <text:p>191 gms</text:p>
          </table:table-cell>
          <table:table-cell office:value-type="float" office:value="20" calcext:value-type="float">
            <text:p>20</text:p>
          </table:table-cell>
          <table:table-cell office:value-type="float" office:value="100" calcext:value-type="float">
            <text:p>100</text:p>
          </table:table-cell>
          <table:table-cell office:value-type="float" office:value="3" calcext:value-type="float">
            <text:p>3</text:p>
          </table:table-cell>
          <table:table-cell office:value-type="date" office:date-value="2018-12-12" calcext:value-type="date">
            <text:p>2018-12-12</text:p>
          </table:table-cell>
          <table:table-cell table:style-name="ce13" office:value-type="string" calcext:value-type="string">
            <text:p>As fourth engineer on board the MV Orchid, Lehar Saxena has no time to prissy up in front of a mirror or flirt with the boys. Her chief engineer hates her guts and much like the MV Orchid, which she helps keep afloat on the journey across the violent and pirate-infested high seas, she has her own baggage: heavy with anxiety, stress and love woes. Amidst the machines, sweat and testosterone surrounding her, loom thoughts of her relationship with Sameer, always too busy at the OPD to FaceTime or even text as much as he used to. With a long-distance relationship fast approaching the maelstrom it was destined for, Lehar must focus on her work - even as Veer, the handsome second officer who recently joined the crew - proves to be a pleasant distraction. He may be just what she needs as the journey grows even longer, and far more dangerous.</text:p>
          </table:table-cell>
          <table:table-cell office:value-type="float" office:value="192" calcext:value-type="float">
            <text:p>192</text:p>
          </table:table-cell>
          <table:table-cell table:style-name="ce20" office:value-type="string" calcext:value-type="string">
            <text:p>9789353025144.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2">
          <table:table-cell table:style-name="ce2" office:value-type="float" office:value="9781785770036" calcext:value-type="float">
            <text:p>9781785770036</text:p>
          </table:table-cell>
          <table:table-cell office:value-type="string" calcext:value-type="string">
            <text:p>SOFIA KHAN IS NOT OBLIGED</text:p>
          </table:table-cell>
          <table:table-cell office:value-type="string" calcext:value-type="string">
            <text:p>MALIK, AYISHA</text:p>
          </table:table-cell>
          <table:table-cell office:value-type="string" calcext:value-type="string">
            <text:p>Twenty7</text:p>
          </table:table-cell>
          <table:table-cell office:value-type="date" office:date-value="2016-08-02" calcext:value-type="date">
            <text:p>2016-08-02</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399" calcext:value-type="float">
            <text:p>399</text:p>
          </table:table-cell>
          <table:table-cell office:value-type="string" calcext:value-type="string">
            <text:p>330 gms</text:p>
          </table:table-cell>
          <table:table-cell office:value-type="float" office:value="20" calcext:value-type="float">
            <text:p>20</text:p>
          </table:table-cell>
          <table:table-cell office:value-type="float" office:value="100" calcext:value-type="float">
            <text:p>100</text:p>
          </table:table-cell>
          <table:table-cell office:value-type="float" office:value="3" calcext:value-type="float">
            <text:p>3</text:p>
          </table:table-cell>
          <table:table-cell office:value-type="date" office:date-value="2016-08-02" calcext:value-type="date">
            <text:p>2016-08-02</text:p>
          </table:table-cell>
          <table:table-cell table:style-name="ce14" office:value-type="string" calcext:value-type="string">
            <text:p>Ayisha Malik’s <text:span text:style-name="T1">Sofia Khan is not Obliged </text:span><text:span text:style-name="T2">is a heartwarming and hilarious novel, starring Sofia Khan, a cynical yet firmly religious book publicist. Between battles to pray in the medical room at work and relatives imploring her to get married, Sofia somehow finds herself tasked with writing a book about the Muslim dating world, despite vowing to remain celibate and single. But might she find true love in the process?</text:span></text:p>
          </table:table-cell>
          <table:table-cell office:value-type="float" office:value="480" calcext:value-type="float">
            <text:p>480</text:p>
          </table:table-cell>
          <table:table-cell table:style-name="ce21" office:value-type="string" calcext:value-type="string">
            <text:p>9781785770036.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2">
          <table:table-cell table:style-name="ce2" office:value-type="float" office:value="9780062838803" calcext:value-type="float">
            <text:p>9780062838803</text:p>
          </table:table-cell>
          <table:table-cell office:value-type="string" calcext:value-type="string">
            <text:p>DUCHESS BY DESIGN</text:p>
          </table:table-cell>
          <table:table-cell office:value-type="string" calcext:value-type="string">
            <text:p>Rodale, Maya</text:p>
          </table:table-cell>
          <table:table-cell office:value-type="string" calcext:value-type="string">
            <text:p>Avon</text:p>
          </table:table-cell>
          <table:table-cell office:value-type="date" office:date-value="2018-10-23" calcext:value-type="date">
            <text:p>2018-10-23</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454 gms</text:p>
          </table:table-cell>
          <table:table-cell office:value-type="float" office:value="20" calcext:value-type="float">
            <text:p>20</text:p>
          </table:table-cell>
          <table:table-cell office:value-type="float" office:value="100" calcext:value-type="float">
            <text:p>100</text:p>
          </table:table-cell>
          <table:table-cell office:value-type="float" office:value="24" calcext:value-type="float">
            <text:p>24</text:p>
          </table:table-cell>
          <table:table-cell office:value-type="date" office:date-value="2018-10-23" calcext:value-type="date">
            <text:p>2018-10-23</text:p>
          </table:table-cell>
          <table:table-cell office:value-type="string" calcext:value-type="string">
            <text:p>In Gilded Age Manhattan, anything can happen...<text:span text:style-name="T3">  Seeking a wealthy American bride who can save his family’s estate, Brandon Fiennes, the duke of Kingston, is a rogue determined to do the right thing. But his search for an heiress goes deliciously awry when an enchanting seamstress tumbles into his arms instead. </text:span><text:span text:style-name="T4">...and true love is always in fashion</text:span><text:span text:style-name="T5"> Miss Adeline Black aspires to be a fashionable dressmaker—</text:span><text:span text:style-name="T6">not</text:span><text:span text:style-name="T7"> a duchess—and not even an impossibly seductive duke will distract her. But Kingston makes an offer she can’t refuse: join him at society events to display her gowns and advise him on which heiresses are duchess material. It’s the perfect plan—as long as they resist temptation, avoid a scandal, and above all do </text:span><text:span text:style-name="T6">not</text:span><text:span text:style-name="T7"> lose their hearts.</text:span></text:p>
          </table:table-cell>
          <table:table-cell office:value-type="float" office:value="384" calcext:value-type="float">
            <text:p>384</text:p>
          </table:table-cell>
          <table:table-cell table:style-name="ce22" office:value-type="string" calcext:value-type="string">
            <text:p>9780062838803.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3">
          <table:table-cell office:value-type="float" office:value="9781474937832" calcext:value-type="float">
            <text:p>9781474937832</text:p>
          </table:table-cell>
          <table:table-cell office:value-type="string" calcext:value-type="string">
            <text:p>ROSIE LOVES JACK <text:s text:c="43"/></text:p>
          </table:table-cell>
          <table:table-cell office:value-type="string" calcext:value-type="string">
            <text:p>Mel Darbon</text:p>
          </table:table-cell>
          <table:table-cell office:value-type="string" calcext:value-type="string">
            <text:p>Usborne Publising Ltd</text:p>
          </table:table-cell>
          <table:table-cell office:value-type="date" office:date-value="2018-09-06" calcext:value-type="date">
            <text:p>2018-09-06</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241 gms</text:p>
          </table:table-cell>
          <table:table-cell office:value-type="float" office:value="20" calcext:value-type="float">
            <text:p>20</text:p>
          </table:table-cell>
          <table:table-cell office:value-type="float" office:value="100" calcext:value-type="float">
            <text:p>100</text:p>
          </table:table-cell>
          <table:table-cell office:value-type="float" office:value="25" calcext:value-type="float">
            <text:p>25</text:p>
          </table:table-cell>
          <table:table-cell office:value-type="date" office:date-value="2018-09-06" calcext:value-type="date">
            <text:p>2018-09-06</text:p>
          </table:table-cell>
          <table:table-cell table:style-name="ce8"/>
          <table:table-cell office:value-type="float" office:value="336" calcext:value-type="float">
            <text:p>336</text:p>
          </table:table-cell>
          <table:table-cell office:value-type="string" calcext:value-type="string">
            <text:p>9781474937832.jpg</text:p>
          </table:table-cell>
          <table:table-cell office:value-type="float" office:value="104" calcext:value-type="float">
            <text:p>104</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2">
          <table:table-cell table:style-name="ce4" office:value-type="float" office:value="9780007152599" calcext:value-type="float">
            <text:p>9780007152599</text:p>
          </table:table-cell>
          <table:table-cell table:style-name="ce6" office:value-type="string" calcext:value-type="string">
            <text:p>MEN ARE FROM MARS WOMEN ARE FROM VENUS <text:s text:c="21"/></text:p>
          </table:table-cell>
          <table:table-cell office:value-type="string" calcext:value-type="string">
            <text:p>Gray, John</text:p>
          </table:table-cell>
          <table:table-cell office:value-type="string" calcext:value-type="string">
            <text:p>HarperThorson</text:p>
          </table:table-cell>
          <table:table-cell office:value-type="date" office:date-value="2018-06-30" calcext:value-type="date">
            <text:p>2018-06-30</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499" calcext:value-type="float">
            <text:p>499</text:p>
          </table:table-cell>
          <table:table-cell office:value-type="string" calcext:value-type="string">
            <text:p>220 gms</text:p>
          </table:table-cell>
          <table:table-cell office:value-type="float" office:value="20" calcext:value-type="float">
            <text:p>20</text:p>
          </table:table-cell>
          <table:table-cell office:value-type="float" office:value="100" calcext:value-type="float">
            <text:p>100</text:p>
          </table:table-cell>
          <table:table-cell office:value-type="float" office:value="25" calcext:value-type="float">
            <text:p>25</text:p>
          </table:table-cell>
          <table:table-cell office:value-type="date" office:date-value="2018-06-30" calcext:value-type="date">
            <text:p>2018-06-30</text:p>
          </table:table-cell>
          <table:table-cell office:value-type="string" calcext:value-type="string">
            <text:p>The Phenomenal #1 <text:span text:style-name="T8">New York Times</text:span><text:span text:style-name="T9"> Bestseller</text:span><text:span text:style-name="T10">. </text:span><text:span text:style-name="T11">In his classic guide to understanding the opposite sex, Dr. John Gray, provides a practical and proven way for men and women to improve their communication and relationships by acknowledging the differences between them.</text:span><text:span text:style-name="T10"> Once upon a time Martians and Venusians met, fell in love, and had happy relationships together because they respected and accepted their differences. Then they came to Earth and amnesia set in: they forgot they were from different planets. Based on years of successful counseling of couples and individuals, </text:span><text:span text:style-name="T6">Men Are from Mars</text:span><text:span text:style-name="T7">, </text:span><text:span text:style-name="T6">Women Are from Venus</text:span><text:span text:style-name="T7"> has helped millions of couples transform their relationships. Now viewed as a modern classic, this timeless book has helped men and women realize how different they can be in their communication styles, their emotional needs, and their modes of behavior, and offers the secrets of communicating without conflicts, allowing couples to give intimacy every chance to grow. </text:span></text:p>
          </table:table-cell>
          <table:table-cell office:value-type="float" office:value="320" calcext:value-type="float">
            <text:p>320</text:p>
          </table:table-cell>
          <table:table-cell table:style-name="ce4" office:value-type="string" calcext:value-type="string">
            <text:p>9780007152599.jpg</text:p>
          </table:table-cell>
          <table:table-cell office:value-type="float" office:value="80" calcext:value-type="float">
            <text:p>80</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John Gray, Ph.D., is one of the world’s leading relationship experts, and an authority on improving communication styles for couples, companies, and communities. His many books have sold more than fifty million copies in fifty different languages worldwide. John lives with his wife and children in northern California.</text:p>
          </table:table-cell>
        </table:table-row>
        <table:table-row table:style-name="ro2">
          <table:table-cell office:value-type="float" office:value="9780062569158" calcext:value-type="float">
            <text:p>9780062569158</text:p>
          </table:table-cell>
          <table:table-cell office:value-type="string" calcext:value-type="string">
            <text:p>BODY LOVE</text:p>
          </table:table-cell>
          <table:table-cell office:value-type="string" calcext:value-type="string">
            <text:p>LeVeque, Kelly</text:p>
          </table:table-cell>
          <table:table-cell office:value-type="string" calcext:value-type="string">
            <text:p>William Morrow</text:p>
          </table:table-cell>
          <table:table-cell office:value-type="date" office:date-value="2020-01-15" calcext:value-type="date">
            <text:p>2020-01-15</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799" calcext:value-type="float">
            <text:p>799</text:p>
          </table:table-cell>
          <table:table-cell office:value-type="string" calcext:value-type="string">
            <text:p>295 gms</text:p>
          </table:table-cell>
          <table:table-cell office:value-type="float" office:value="20" calcext:value-type="float">
            <text:p>20</text:p>
          </table:table-cell>
          <table:table-cell office:value-type="float" office:value="100" calcext:value-type="float">
            <text:p>100</text:p>
          </table:table-cell>
          <table:table-cell office:value-type="float" office:value="0" calcext:value-type="float">
            <text:p>0</text:p>
          </table:table-cell>
          <table:table-cell office:value-type="date" office:date-value="2020-01-15" calcext:value-type="date">
            <text:p>2020-01-15</text:p>
          </table:table-cell>
          <table:table-cell office:value-type="string" calcext:value-type="string">
            <text:p>In her bestselling book Body Love, Kelly LeVeque shared how the Fab Four-protein, fat,  fiber, and greens—can transform your health, your body, and your relationship with food. Now, in Body Love Every Day, Kelly gives you an action plan to adopt the Fab Four lifestyle in the way that’s right for you. For a tailored approach, she has created comprehensive 21-day plans for four different archetypal women: • The <text:span text:style-name="T12">Girl on the Go</text:span><text:span text:style-name="T5"> wants a plan that’s flexible enough to work with her busy schedule. Kelly shares on-the-go hacks for when you’re out and about or traveling, delicious 15-minute meals, and simple strategies to stay balanced every day. • The </text:span><text:span text:style-name="T4">Domestic Goddess</text:span><text:span text:style-name="T5"> is dedicated to building a healthy home through cooking with and using clean products. Kelly shows you how to elevate your cooking and home to healthier heights. • The</text:span><text:span text:style-name="T4"> Plant-Based Devotee</text:span><text:span text:style-name="T5"> wants to incorporate the Fab Four into her vegetarian or vegan diet. With over forty delectable plant-based recipes, Kelly gives you a plan to stay nourished and fueled while staying committed to your lifestyle. • The </text:span><text:span text:style-name="T4">Red-Carpet Ready</text:span><text:span text:style-name="T5"> gal wants to look her best for her next big event. Rock your version of the red carpet with the same strategies Kelly uses with her A-list celebrity clients, including recipes to debloat and brighten skin, workouts to tighten and tone, and ideal eating windows to help boost results. Whether you’re one of these archetypes or a combination of them, Body Love Every Day provides a plan to help you achieve natural wellness for the body, mind, and soul. You’ll  find recipes and nutrition information for every meal, exercise and movement for every day, stress management and energy recharge for nights and weekends, and emotional support to get you through the inevitable tough times. Whether you’re looking to live healthier or drop a jean size, boost your fitness or just feel better, Body Love Every Day is your guide to success.</text:span></text:p>
          </table:table-cell>
          <table:table-cell office:value-type="float" office:value="288" calcext:value-type="float">
            <text:p>288</text:p>
          </table:table-cell>
          <table:table-cell office:value-type="string" calcext:value-type="string">
            <text:p>9780062569158.jpg</text:p>
          </table:table-cell>
          <table:table-cell office:value-type="float" office:value="80" calcext:value-type="float">
            <text:p>80</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Kelly LeVeque is a certified holistic nutritionist, wellness expert, and celebrity health coach based in Los Angeles, California. Before starting her consulting business, Be Well By Kelly, she worked in the medical field for Fortune 500 companies like J&amp;J, Stryker, and Hologic, eventually moving into personalized medicine, offering tumor gene mapping and molecular subtyping to oncologists. She is a frequent contributor to dozens of active diet and fitness, fashion, and lifestyle sites. She received her bachelor's degree from the University of Southern California and completed her postgraduate studies in clinical nutrition at UCLA and UC Berkeley. She will soon take her boards to become a certified clinical nutritionist. She lives in Los Angeles with her husband.</text:p>
          </table:table-cell>
        </table:table-row>
        <table:table-row table:style-name="ro3">
          <table:table-cell office:value-type="float" office:value="9789352779055" calcext:value-type="float">
            <text:p>9789352779055</text:p>
          </table:table-cell>
          <table:table-cell office:value-type="string" calcext:value-type="string">
            <text:p>KOI GOOD NEWS?</text:p>
          </table:table-cell>
          <table:table-cell office:value-type="string" calcext:value-type="string">
            <text:p>Khan, Zarreen</text:p>
          </table:table-cell>
          <table:table-cell office:value-type="string" calcext:value-type="string">
            <text:p>Harper collins</text:p>
          </table:table-cell>
          <table:table-cell office:value-type="date" office:date-value="2018-05-16" calcext:value-type="date">
            <text:p>2018-05-16</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381 gms</text:p>
          </table:table-cell>
          <table:table-cell office:value-type="float" office:value="20" calcext:value-type="float">
            <text:p>20</text:p>
          </table:table-cell>
          <table:table-cell office:value-type="float" office:value="100" calcext:value-type="float">
            <text:p>100</text:p>
          </table:table-cell>
          <table:table-cell office:value-type="float" office:value="1" calcext:value-type="float">
            <text:p>1</text:p>
          </table:table-cell>
          <table:table-cell office:value-type="date" office:date-value="2018-05-16" calcext:value-type="date">
            <text:p>2018-05-16</text:p>
          </table:table-cell>
          <table:table-cell table:style-name="ce13" office:value-type="string" calcext:value-type="string">
            <text:p>When Mona Mathur of Dehradun had married her college sweetheart Ramit Deol of Amritsar, there were two things she wasn't prepared for:1. The size of the Deol family - it put any Sooraj Barjatiya movie to shame2. The fertility of the Deol family - they reproduce faster than any other species known to mankindFor four years now, Mona and Ramit have done the unthinkable and remained childless. Of course, that also means that they've battled that one question day in and day out: 'Koi Good News?'It doesn't matter that they have been happy to be child-free - they are married; they are expected to make babies. After all, there are grandparents, great-grandparents, uncles, aunts and even colony aunties in waiting.Brutally honest, thoroughly irreverent, Koi Good News? is the funniest book you'll read this year.</text:p>
          </table:table-cell>
          <table:table-cell office:value-type="float" office:value="388" calcext:value-type="float">
            <text:p>388</text:p>
          </table:table-cell>
          <table:table-cell office:value-type="string" calcext:value-type="string">
            <text:p>9789352779055.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After working for Pepsi, Hindustan Times and ACNielsen for 10 years, Zarreen Khan Chopra decided to take a break and raise two children, who are sometimes kind enough to let her role-play as a marketing consultant. She lives in Delhi with her husband. Koi Good News? is her second book.</text:p>
          </table:table-cell>
        </table:table-row>
        <table:table-row table:style-name="ro2">
          <table:table-cell office:value-type="float" office:value="9780062655769" calcext:value-type="float">
            <text:p>9780062655769</text:p>
          </table:table-cell>
          <table:table-cell office:value-type="string" calcext:value-type="string">
            <text:p>MATCH MADE IN BED, A</text:p>
          </table:table-cell>
          <table:table-cell office:value-type="string" calcext:value-type="string">
            <text:p>Maxwell, Cathy</text:p>
          </table:table-cell>
          <table:table-cell office:value-type="string" calcext:value-type="string">
            <text:p>Avon</text:p>
          </table:table-cell>
          <table:table-cell office:value-type="date" office:date-value="2018-05-03" calcext:value-type="date">
            <text:p>2018-05-03</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270 gms</text:p>
          </table:table-cell>
          <table:table-cell office:value-type="float" office:value="20" calcext:value-type="float">
            <text:p>20</text:p>
          </table:table-cell>
          <table:table-cell office:value-type="float" office:value="100" calcext:value-type="float">
            <text:p>100</text:p>
          </table:table-cell>
          <table:table-cell office:value-type="float" office:value="2" calcext:value-type="float">
            <text:p>2</text:p>
          </table:table-cell>
          <table:table-cell office:value-type="date" office:date-value="2018-05-03" calcext:value-type="date">
            <text:p>2018-05-03</text:p>
          </table:table-cell>
          <table:table-cell table:style-name="ce15" office:value-type="string" calcext:value-type="string">
            <text:p>Once upon a time there were three young ladies who, despite their fortunes, had been on the marriage mart a bit too long. They were known as “the Spinster Heiresses” . . .<text:span text:style-name="T3">Miss Cassandra Holwell is too tall, too bookish, and too smart—but she does have money and a father who wants a grand title for her. Cassandra hasn’t felt a desire to marry until she meets the sinfully handsome Duke of Camberly, who captures her imagination . . . until Soren York, Earl of Dewsberry and her family’s sworn enemy, steps in the way. The Holwells ruined Soren’s family, and he’s lived on the knife’s edge trying to resurrect their fortunes . . . until he considers marrying the Holwell Heiress. Not only would her dowry give him the funds he needs, he has secretly had an eye on the independent-minded bluestocking since they both first realized the differences between men and women. She likes to read; he has no patience for books. She knows little of sex; he is a man of the world and willing to school her. Her family destroyed his; his offer of marriage may be her only salvation. Now Cassandra and Soren must learn to love each other for </text:span><text:span text:style-name="T13">who</text:span><text:span text:style-name="T14"> they are, not what they are—and the lessons are becoming an exercise in absolute pleasure.</text:span></text:p>
          </table:table-cell>
          <table:table-cell office:value-type="float" office:value="384" calcext:value-type="float">
            <text:p>384</text:p>
          </table:table-cell>
          <table:table-cell office:value-type="string" calcext:value-type="string">
            <text:p>9780062655769.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Cathy Maxwell<text:span text:style-name="T16"> spends hours in front of her computer pondering the question, “Why do people fall in love?” It remains for her the great mystery of life and the secret to happiness. Contact Cathy at cathy@cathymaxwell.com or the old-fashioned way at PO Box 484, Buda, TX. 78610.</text:span></text:p>
          </table:table-cell>
        </table:table-row>
        <table:table-row table:style-name="ro2">
          <table:table-cell office:value-type="float" office:value="9780062678911" calcext:value-type="float">
            <text:p>9780062678911</text:p>
          </table:table-cell>
          <table:table-cell office:value-type="string" calcext:value-type="string">
            <text:p>SCANDALOUS DEAL, A</text:p>
          </table:table-cell>
          <table:table-cell office:value-type="string" calcext:value-type="string">
            <text:p>Shupe, Joanna</text:p>
          </table:table-cell>
          <table:table-cell office:value-type="string" calcext:value-type="string">
            <text:p>Avon</text:p>
          </table:table-cell>
          <table:table-cell office:value-type="date" office:date-value="2018-05-03" calcext:value-type="date">
            <text:p>2018-05-03</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270 gms</text:p>
          </table:table-cell>
          <table:table-cell office:value-type="float" office:value="20" calcext:value-type="float">
            <text:p>20</text:p>
          </table:table-cell>
          <table:table-cell office:value-type="float" office:value="100" calcext:value-type="float">
            <text:p>100</text:p>
          </table:table-cell>
          <table:table-cell office:value-type="float" office:value="14" calcext:value-type="float">
            <text:p>14</text:p>
          </table:table-cell>
          <table:table-cell office:value-type="date" office:date-value="2018-05-03" calcext:value-type="date">
            <text:p>2018-05-03</text:p>
          </table:table-cell>
          <table:table-cell office:value-type="string" calcext:value-type="string">
            <text:p>Joanna Shupe returns with another unforgettable novel set in the glittering world of New York City’s Gilded Age…<text:span text:style-name="T3"> They call her Lady Unlucky…With three dead fiancés, Lady Eva Hyde has positively no luck when it comes to love. She sets sail for New York City, determined that nothing will deter her dream of becoming an architect, certainly not an unexpected passionate shipboard encounter with a mysterious stranger. But Eva’s misfortune strikes once more when she discovers the stranger who swept her off her feet is none other than her new employer. Or is it Lady Irresistible? Phillip Mansfield reluctantly agrees to let the fiery Lady Eva oversee his luxury hotel project while vowing to keep their relationship strictly professional. Yet Eva is more capable—and more alluring—than Phillip first thought, and he cannot keep from drawing up a plan of his own to seduce her. When a series of onsite “accidents” make it clear someone wants Lady Unlucky to earn her nickname, Phillip discovers he’s willing to do anything to protect her—even if it requires a scandalous deal…</text:span></text:p>
          </table:table-cell>
          <table:table-cell office:value-type="float" office:value="384" calcext:value-type="float">
            <text:p>384</text:p>
          </table:table-cell>
          <table:table-cell office:value-type="string" calcext:value-type="string">
            <text:p>9780062678911.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oanna Shupe has always loved history, ever since she saw her first Schoolhouse Rock cartoon. In 2013, she won Romance Writers of America's prestigious Golden Heart® Award for Best Historical. Since then, her books have appeared on numerous yearly “best of” lists, including Publishers Weekly, <text:span text:style-name="T17">The Washington Post</text:span><text:span text:style-name="T18">, Kirkus Reviews, Kobo and BookPage. She lives in New Jersey with her two spirited daughters and dashing husband.&amp;nbsp &gt;</text:span></text:p>
          </table:table-cell>
        </table:table-row>
        <table:table-row table:style-name="ro3">
          <table:table-cell office:value-type="float" office:value="9789352775897" calcext:value-type="float">
            <text:p>9789352775897</text:p>
          </table:table-cell>
          <table:table-cell office:value-type="string" calcext:value-type="string">
            <text:p>STORY OF A LONG-DISTANCE MARRIAGE <text:s text:c="26"/></text:p>
          </table:table-cell>
          <table:table-cell office:value-type="string" calcext:value-type="string">
            <text:p>Inamdar, Siddhesh</text:p>
          </table:table-cell>
          <table:table-cell office:value-type="string" calcext:value-type="string">
            <text:p>Harper Collins</text:p>
          </table:table-cell>
          <table:table-cell office:value-type="date" office:date-value="2018-03-27" calcext:value-type="date">
            <text:p>2018-03-27</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199" calcext:value-type="float">
            <text:p>199</text:p>
          </table:table-cell>
          <table:table-cell office:value-type="string" calcext:value-type="string">
            <text:p>191 gms</text:p>
          </table:table-cell>
          <table:table-cell office:value-type="float" office:value="20" calcext:value-type="float">
            <text:p>20</text:p>
          </table:table-cell>
          <table:table-cell office:value-type="float" office:value="100" calcext:value-type="float">
            <text:p>100</text:p>
          </table:table-cell>
          <table:table-cell office:value-type="float" office:value="23" calcext:value-type="float">
            <text:p>23</text:p>
          </table:table-cell>
          <table:table-cell office:value-type="date" office:date-value="2018-03-27" calcext:value-type="date">
            <text:p>2018-03-27</text:p>
          </table:table-cell>
          <table:table-cell office:value-type="string" calcext:value-type="string">
            <text:p>Rohan and Ira's life takes an unexpected turn when Ira decides to leave for New York to study. They've been married for only fifteen months, but this is the opportunity of a lifetime, and Rohan is not going to come between his wife and her dream. So, sad but supportive, he stays back in Delhi. Rohan prepares for a year without Ira, getting by with a little help from his friends. Life without Ira is going surprisingly well. Until the day, that is, she reveals the real reason she left.</text:p>
          </table:table-cell>
          <table:table-cell office:value-type="float" office:value="192" calcext:value-type="float">
            <text:p>192</text:p>
          </table:table-cell>
          <table:table-cell office:value-type="string" calcext:value-type="string">
            <text:p>9789352775897.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Siddhesh Inamdar is a writer and editor. He studied English Literature at St Xavier's College, Mumbai, and Delhi University, and journalism at the Asian College of Journalism, Chennai. He worked with The Hindu, DNA and Hindustan Times and is now in publishing. He lives in Delhi with his wife, daughter and cats.</text:p>
          </table:table-cell>
        </table:table-row>
        <table:table-row table:style-name="ro3">
          <table:table-cell office:value-type="float" office:value="9780008224608" calcext:value-type="float">
            <text:p>9780008224608</text:p>
          </table:table-cell>
          <table:table-cell office:value-type="string" calcext:value-type="string">
            <text:p>THE LIGHT WE LOST</text:p>
          </table:table-cell>
          <table:table-cell office:value-type="string" calcext:value-type="string">
            <text:p>Santopolo, Jill</text:p>
          </table:table-cell>
          <table:table-cell office:value-type="string" calcext:value-type="string">
            <text:p>HQ Digital </text:p>
          </table:table-cell>
          <table:table-cell office:value-type="date" office:date-value="2018-02-22" calcext:value-type="date">
            <text:p>2018-02-22</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399" calcext:value-type="float">
            <text:p>399</text:p>
          </table:table-cell>
          <table:table-cell office:value-type="string" calcext:value-type="string">
            <text:p>280 gms</text:p>
          </table:table-cell>
          <table:table-cell office:value-type="float" office:value="20" calcext:value-type="float">
            <text:p>20</text:p>
          </table:table-cell>
          <table:table-cell office:value-type="float" office:value="100" calcext:value-type="float">
            <text:p>100</text:p>
          </table:table-cell>
          <table:table-cell office:value-type="float" office:value="16" calcext:value-type="float">
            <text:p>16</text:p>
          </table:table-cell>
          <table:table-cell office:value-type="date" office:date-value="2018-02-22" calcext:value-type="date">
            <text:p>2018-02-22</text:p>
          </table:table-cell>
          <table:table-cell table:style-name="ce16" office:value-type="string" calcext:value-type="string">
            <text:p>Lucy and Gabe meet in New York on a day that will change their lives – and the world – forever. As the city burns behind them, they kiss for the very first time. Over the next thirteen years they are torn apart, then brought back together, time and time again. It’s a journey of dreams, of desires, of jealousy, of forgiveness – and above all, love. And as Lucy is faced with a devastating choice, she wonders whether their love is a matter of destiny or chance. …what if this is how their story ends? Me Before You meets One Day in this passionate debut novel, The Light We Lost, an epic love story about the heartrending decision that one woman must make… Now translated into 28 languages.</text:p>
          </table:table-cell>
          <table:table-cell office:value-type="float" office:value="320" calcext:value-type="float">
            <text:p>320</text:p>
          </table:table-cell>
          <table:table-cell office:value-type="string" calcext:value-type="string">
            <text:p>9780008224608.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18" office:value-type="string" calcext:value-type="string">
            <text:p>Jill Santopolo received an MFA in fiction writing, is the author of three successful children’s and young-adult series, and works as the editorial director of Philomel Books. An adjunct professor in The New School’s MFA program, she travels the world to speak about writing and storytelling. You can visit her online at www.jillsantopolo.com or follow her on Twitter at @jillsantopolo. She lives in New York City.</text:p>
          </table:table-cell>
        </table:table-row>
        <table:table-row table:style-name="ro2">
          <table:table-cell office:value-type="float" office:value="9780060959470" calcext:value-type="float">
            <text:p>9780060959470</text:p>
          </table:table-cell>
          <table:table-cell office:value-type="string" calcext:value-type="string">
            <text:p>ALL ABOUT LOVE</text:p>
          </table:table-cell>
          <table:table-cell office:value-type="string" calcext:value-type="string">
            <text:p>hooks, bell</text:p>
          </table:table-cell>
          <table:table-cell office:value-type="string" calcext:value-type="string">
            <text:p>William Morrow</text:p>
          </table:table-cell>
          <table:table-cell office:value-type="date" office:date-value="2016-03-10" calcext:value-type="date">
            <text:p>2016-03-10</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699" calcext:value-type="float">
            <text:p>699</text:p>
          </table:table-cell>
          <table:table-cell office:value-type="string" calcext:value-type="string">
            <text:p>205 gms</text:p>
          </table:table-cell>
          <table:table-cell office:value-type="float" office:value="20" calcext:value-type="float">
            <text:p>20</text:p>
          </table:table-cell>
          <table:table-cell office:value-type="float" office:value="100" calcext:value-type="float">
            <text:p>100</text:p>
          </table:table-cell>
          <table:table-cell office:value-type="float" office:value="20" calcext:value-type="float">
            <text:p>20</text:p>
          </table:table-cell>
          <table:table-cell office:value-type="date" office:date-value="2016-03-10" calcext:value-type="date">
            <text:p>2016-03-10</text:p>
          </table:table-cell>
          <table:table-cell office:value-type="string" calcext:value-type="string">
            <text:p>“The word ‘love’ is most often defined as a noun, yet we would all love better if we used it as a verb,” writes bell hooks as she comes out fighting and on fire in All About Love. Here, at her most provocative and intensely personal, renowned scholar, cultural critic and feminist bell hooks offers a proactive new ethic for a society bereft with lovelessness--not the lack of romance, but the lack of care, compassion, and unity. People are divided, she declares, by society’s failure to provide a model for learning to love.  As bell hooks uses her incisive mind to explore the question “What is love?” her answers strike at both the mind and heart. Razing the cultural paradigm that the ideal love is infused with sex and desire, she provides a new path to love that is sacred, redemptive, and healing for individuals and for a nation. The Utne Reader declared bell hooks one of the “100 Visionaries Who Can Change Your Life.” All About Love is a powerful, timely affirmation of just how profoundly her revelations can change hearts and minds for the better. </text:p>
          </table:table-cell>
          <table:table-cell office:value-type="float" office:value="272" calcext:value-type="float">
            <text:p>272</text:p>
          </table:table-cell>
          <table:table-cell office:value-type="string" calcext:value-type="string">
            <text:p>9780060959470.jpg</text:p>
          </table:table-cell>
          <table:table-cell office:value-type="float" office:value="80" calcext:value-type="float">
            <text:p>80</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bell hooks<text:span text:style-name="T16"> was an influential cultural critic, feminist theorist, and writer. Celebrated as one of America’s leading public intellectuals, she was a charismatic speaker and writer who taught and lectured around the world. Previously a professor in the English departments at Yale University and Oberlin College, hooks was the author of more than 17 books, including the </text:span><text:span text:style-name="T19">New York Times</text:span><text:span text:style-name="T20"> bestseller </text:span><text:span text:style-name="T21">All About Love: New Visions</text:span><text:span text:style-name="T22">; </text:span><text:span text:style-name="T21">Salvation: Black People and Love</text:span><text:span text:style-name="T22">; </text:span><text:span text:style-name="T21">Communion: the Female Search for Love</text:span><text:span text:style-name="T22">, as well as the landmark memoir </text:span><text:span text:style-name="T21"> Bone Black: Memories of Girlhood</text:span><text:span text:style-name="T22">.</text:span></text:p>
          </table:table-cell>
        </table:table-row>
        <table:table-row table:style-name="ro2">
          <table:table-cell office:value-type="float" office:value="9780008236816" calcext:value-type="float">
            <text:p>9780008236816</text:p>
          </table:table-cell>
          <table:table-cell office:value-type="string" calcext:value-type="string">
            <text:p>I Heart Series (7):I HEART FOREVER</text:p>
          </table:table-cell>
          <table:table-cell office:value-type="string" calcext:value-type="string">
            <text:p>Kelk, Lindsey</text:p>
          </table:table-cell>
          <table:table-cell office:value-type="string" calcext:value-type="string">
            <text:p>Harper collins</text:p>
          </table:table-cell>
          <table:table-cell office:value-type="date" office:date-value="2017-09-07" calcext:value-type="date">
            <text:p>2017-09-07</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399" calcext:value-type="float">
            <text:p>399</text:p>
          </table:table-cell>
          <table:table-cell office:value-type="string" calcext:value-type="string">
            <text:p>260 gms</text:p>
          </table:table-cell>
          <table:table-cell office:value-type="float" office:value="20" calcext:value-type="float">
            <text:p>20</text:p>
          </table:table-cell>
          <table:table-cell office:value-type="float" office:value="100" calcext:value-type="float">
            <text:p>100</text:p>
          </table:table-cell>
          <table:table-cell office:value-type="float" office:value="8" calcext:value-type="float">
            <text:p>8</text:p>
          </table:table-cell>
          <table:table-cell office:value-type="date" office:date-value="2017-09-07" calcext:value-type="date">
            <text:p>2017-09-07</text:p>
          </table:table-cell>
          <table:table-cell table:style-name="ce15" office:value-type="string" calcext:value-type="string">
            <text:p>A wedding in Manhattan…and someone’s keeping a secret.<text:span text:style-name="T3"> The day her husband Alex picks up a backpack and goes travelling, Angela Clark promises to stay out of trouble and keep both Louboutins on the ground. So when her  best friend’s boyfriend confides in her, it can’t hurt to help him pick out a ring at Tiffany’s surely? And when her fashion magazine announces major changes, being terminally late and arguing with your boss isn’t that bad, is it? Then suddenly there’s another big secret Angela’s got to keep – and the man she loves is still thousands of miles away. As the wedding of the year looms, Angela is going to need her friends by her side as her old life looks set to change forever.</text:span></text:p>
          </table:table-cell>
          <table:table-cell office:value-type="float" office:value="368" calcext:value-type="float">
            <text:p>368</text:p>
          </table:table-cell>
          <table:table-cell office:value-type="string" calcext:value-type="string">
            <text:p>9780008236816.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12" office:value-type="string" calcext:value-type="string">
            <text:p>Lindsey Kelk is a <text:span text:style-name="T23">Sunday Times</text:span><text:span text:style-name="T14"> bestselling author, podcaster and prolific tweeter. Born and brought up in Doncaster, South Yorkshire, she worked as a sales assistant, a publicist, a silver service waitress and a children’s editor before moving to New York and becoming a full-time writer. Lindsey has written sixteen novels for adults, including the </text:span><text:span text:style-name="T13">I Heart</text:span><text:span text:style-name="T14"> series, the </text:span><text:span text:style-name="T13">Girl</text:span><text:span text:style-name="T14"> series, and the children’s book series, </text:span><text:span text:style-name="T13">Cinders and Sparks</text:span><text:span text:style-name="T14">. A fan of lipstick, pro-wrestling and cats (although not all at the same time), she now lives in Los Angeles with her husband, Jeff, and their two cats, BelleBelle and Anderson Cooper.</text:span></text:p>
          </table:table-cell>
        </table:table-row>
        <table:table-row table:style-name="ro3">
          <table:table-cell office:value-type="float" office:value="9789352773206" calcext:value-type="float">
            <text:p>9789352773206</text:p>
          </table:table-cell>
          <table:table-cell office:value-type="string" calcext:value-type="string">
            <text:p>FLYING WITHOUT WINGS</text:p>
          </table:table-cell>
          <table:table-cell office:value-type="string" calcext:value-type="string">
            <text:p>Rishabh Puri</text:p>
          </table:table-cell>
          <table:table-cell office:value-type="string" calcext:value-type="string">
            <text:p>Black ink</text:p>
          </table:table-cell>
          <table:table-cell office:value-type="date" office:date-value="2017-09-27" calcext:value-type="date">
            <text:p>2017-09-27</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199" calcext:value-type="float">
            <text:p>199</text:p>
          </table:table-cell>
          <table:table-cell office:value-type="string" calcext:value-type="string">
            <text:p>204 gms</text:p>
          </table:table-cell>
          <table:table-cell office:value-type="float" office:value="20" calcext:value-type="float">
            <text:p>20</text:p>
          </table:table-cell>
          <table:table-cell office:value-type="float" office:value="100" calcext:value-type="float">
            <text:p>100</text:p>
          </table:table-cell>
          <table:table-cell office:value-type="float" office:value="16" calcext:value-type="float">
            <text:p>16</text:p>
          </table:table-cell>
          <table:table-cell office:value-type="date" office:date-value="2017-09-27" calcext:value-type="date">
            <text:p>2017-09-27</text:p>
          </table:table-cell>
          <table:table-cell table:style-name="ce13" office:value-type="string" calcext:value-type="string">
            <text:p>For Milli Bajwa, life is at a stand-still. Grounded in the Chandigarh airport where she works day after day, she watches flights leaving for destinations she knows she'll never visit. Loveless and luckless, she would rather bury her nose in a book than face her grim reality.And then, on a whim, she swipes right on a new dating app, and finds the man of her dreams - someone who can sweep her off her feet and teach her how to fly.But the mysterious and charming Karan Singhania has secrets of his own, and a heart damaged in more ways than one.This is the story of two people about to find out how far they're willing to go for the promise of true love.</text:p>
          </table:table-cell>
          <table:table-cell office:value-type="float" office:value="200" calcext:value-type="float">
            <text:p>200</text:p>
          </table:table-cell>
          <table:table-cell office:value-type="string" calcext:value-type="string">
            <text:p>9789352773206.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Rishabh Puri is an entrepreneur of Indian origin with businesses in Nigeria, Dubai, and China. Despite his demanding day job, he finds time to indulge in his passion for writing fiction, and his first book, Inside the Heart of Hope, was published in 2016. His writings are mostly centred on hope, love and the fragile beauty of life.</text:p>
          </table:table-cell>
        </table:table-row>
        <table:table-row table:style-name="ro2">
          <table:table-cell office:value-type="float" office:value="9780486285535" calcext:value-type="float">
            <text:p>9780486285535</text:p>
          </table:table-cell>
          <table:table-cell office:value-type="string" calcext:value-type="string">
            <text:p>Smith-100 Best-Loved Poems <text:s text:c="33"/></text:p>
          </table:table-cell>
          <table:table-cell office:value-type="string" calcext:value-type="string">
            <text:p>Smith, Philip</text:p>
          </table:table-cell>
          <table:table-cell office:value-type="string" calcext:value-type="string">
            <text:p>Dover Publication Inc.</text:p>
          </table:table-cell>
          <table:table-cell office:value-type="date" office:date-value="2000-01-02" calcext:value-type="date">
            <text:p>2000-01-02</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90.7 gms</text:p>
          </table:table-cell>
          <table:table-cell office:value-type="float" office:value="20" calcext:value-type="float">
            <text:p>20</text:p>
          </table:table-cell>
          <table:table-cell office:value-type="float" office:value="100" calcext:value-type="float">
            <text:p>100</text:p>
          </table:table-cell>
          <table:table-cell office:value-type="float" office:value="10" calcext:value-type="float">
            <text:p>10</text:p>
          </table:table-cell>
          <table:table-cell office:value-type="date" office:date-value="2000-01-02" calcext:value-type="date">
            <text:p>2000-01-02</text:p>
          </table:table-cell>
          <table:table-cell table:style-name="ce17" office:value-type="string" calcext:value-type="string">
            <text:p>Here are some of the most-loved poems in the English language, chosen not merely for their popularity, but for their literary quality as well. Dating from the Middle Ages to the 20th century, these splendid poems remain evergreen in their capacity to engage our minds and refresh our spirits. Among them are Marlowe: "The Passionate Shepherd to His Love"; Shakespeare: "Sonnet XVIII" ("Shall I compare thee to a summer's day?"); Donne: "Holy Sonnet X" ("Death, be not proud"); Marvell: "To His Coy Mistress"; Wordsworth: "I Wandered Lonely as a Cloud"; Shelley: "Ode to the West Wind"; Longfellow: "The Children's Hour"; Poe: "The Raven"; Tennyson: "The Charge of the Light Brigade"; Whitman: "O Captain! My Captain!"; Dickinson: "This Is My Letter to the World"; Yeats: "When You Are Old"; Frost: "The Road Not Taken"; Millay: "First Fig."<text:span text:style-name="T15"> Works by many other poets — Milton, Blake, Burns, Coleridge, Byron, Keats, Emerson, the Brownings, Hardy, Housman, Kipling, Pound, and Auden among them — are included in this treasury, a perfect companion for quiet moments of reflection.</text:span></text:p>
          </table:table-cell>
          <table:table-cell office:value-type="float" office:value="96" calcext:value-type="float">
            <text:p>96</text:p>
          </table:table-cell>
          <table:table-cell office:value-type="string" calcext:value-type="string">
            <text:p>9780486285535.jpg</text:p>
          </table:table-cell>
          <table:table-cell office:value-type="float" office:value="102" calcext:value-type="float">
            <text:p>102</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3">
          <table:table-cell office:value-type="float" office:value="9789352641635" calcext:value-type="float">
            <text:p>9789352641635</text:p>
          </table:table-cell>
          <table:table-cell office:value-type="string" calcext:value-type="string">
            <text:p>SOMEONE TO LOVE <text:s text:c="44"/></text:p>
          </table:table-cell>
          <table:table-cell office:value-type="string" calcext:value-type="string">
            <text:p>Misra, Ruchita</text:p>
          </table:table-cell>
          <table:table-cell office:value-type="string" calcext:value-type="string">
            <text:p>Herlequin</text:p>
          </table:table-cell>
          <table:table-cell office:value-type="date" office:date-value="2017-07-05" calcext:value-type="date">
            <text:p>2017-07-05</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175" calcext:value-type="float">
            <text:p>175</text:p>
          </table:table-cell>
          <table:table-cell office:value-type="string" calcext:value-type="string">
            <text:p>181 gms</text:p>
          </table:table-cell>
          <table:table-cell office:value-type="float" office:value="20" calcext:value-type="float">
            <text:p>20</text:p>
          </table:table-cell>
          <table:table-cell office:value-type="float" office:value="100" calcext:value-type="float">
            <text:p>100</text:p>
          </table:table-cell>
          <table:table-cell office:value-type="float" office:value="16" calcext:value-type="float">
            <text:p>16</text:p>
          </table:table-cell>
          <table:table-cell office:value-type="date" office:date-value="2017-07-05" calcext:value-type="date">
            <text:p>2017-07-05</text:p>
          </table:table-cell>
          <table:table-cell table:style-name="ce8"/>
          <table:table-cell office:value-type="float" office:value="248" calcext:value-type="float">
            <text:p>248</text:p>
          </table:table-cell>
          <table:table-cell office:value-type="string" calcext:value-type="string">
            <text:p>9789352641635.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2">
          <table:table-cell office:value-type="float" office:value="9780061231032" calcext:value-type="float">
            <text:p>9780061231032</text:p>
          </table:table-cell>
          <table:table-cell office:value-type="string" calcext:value-type="string">
            <text:p>HEAT OF THE NIGHT</text:p>
          </table:table-cell>
          <table:table-cell office:value-type="string" calcext:value-type="string">
            <text:p>Day, Sylvia</text:p>
          </table:table-cell>
          <table:table-cell office:value-type="string" calcext:value-type="string">
            <text:p>Harper collins</text:p>
          </table:table-cell>
          <table:table-cell office:value-type="date" office:date-value="2008-01-08" calcext:value-type="date">
            <text:p>2008-01-08</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799" calcext:value-type="float">
            <text:p>799</text:p>
          </table:table-cell>
          <table:table-cell office:value-type="string" calcext:value-type="string">
            <text:p>191 gms</text:p>
          </table:table-cell>
          <table:table-cell office:value-type="float" office:value="20" calcext:value-type="float">
            <text:p>20</text:p>
          </table:table-cell>
          <table:table-cell office:value-type="float" office:value="100" calcext:value-type="float">
            <text:p>100</text:p>
          </table:table-cell>
          <table:table-cell office:value-type="float" office:value="14" calcext:value-type="float">
            <text:p>14</text:p>
          </table:table-cell>
          <table:table-cell office:value-type="date" office:date-value="2008-01-08" calcext:value-type="date">
            <text:p>2008-01-08</text:p>
          </table:table-cell>
          <table:table-cell table:style-name="ce15" office:value-type="string" calcext:value-type="string">
            <text:p>Stacey Daniels has always been attracted to the wrong type of man . . .<text:span text:style-name="T3">And she knows in her heart the virile, wounded Viking at her front doorstep will certainly be no exception. A vision from her most secret erotic fantasies—a glorious god of a man—he excites her with his tantalizing aura of dangerous sensuality. Stacey knows in the deepest depths of her soul that submission will bring unforeseen peril into her life, and yet she is helpless to resist him—for he is a master of decadent pleasures and sweet sensuality . . . and all she has ever wished for. But loving Conor carries a burden that no mortal woman can bear. Though he finds solace in Stacey's passion and the warmth of her welcoming body, his true realm is one of darkest dreams, torn by violence and strife, that is now following him into Stacey's world . . .</text:span></text:p>
          </table:table-cell>
          <table:table-cell office:value-type="float" office:value="256" calcext:value-type="float">
            <text:p>256</text:p>
          </table:table-cell>
          <table:table-cell office:value-type="string" calcext:value-type="string">
            <text:p>9780061231032.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Sylvia Day is the #1 <text:span text:style-name="T24">New York Times</text:span><text:span text:style-name="T20"> and #1 international bestselling author of over 20 award-winning novels sold in more than 40 countries. She is a #1 bestselling author in 23 countries, with tens of millions of copies of her books in print. Her Crossfire series has been optioned for television by Lionsgate.</text:span></text:p>
          </table:table-cell>
        </table:table-row>
        <table:table-row table:style-name="ro2">
          <table:table-cell office:value-type="float" office:value="9780060562519" calcext:value-type="float">
            <text:p>9780060562519</text:p>
          </table:table-cell>
          <table:table-cell office:value-type="string" calcext:value-type="string">
            <text:p>DEVIL IN WINTER</text:p>
          </table:table-cell>
          <table:table-cell office:value-type="string" calcext:value-type="string">
            <text:p>Kleypas, Lisa</text:p>
          </table:table-cell>
          <table:table-cell office:value-type="string" calcext:value-type="string">
            <text:p>Avon</text:p>
          </table:table-cell>
          <table:table-cell office:value-type="date" office:date-value="2016-02-23" calcext:value-type="date">
            <text:p>2016-02-23</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325" calcext:value-type="float">
            <text:p>325</text:p>
          </table:table-cell>
          <table:table-cell office:value-type="string" calcext:value-type="string">
            <text:p>181 gms</text:p>
          </table:table-cell>
          <table:table-cell office:value-type="float" office:value="20" calcext:value-type="float">
            <text:p>20</text:p>
          </table:table-cell>
          <table:table-cell office:value-type="float" office:value="100" calcext:value-type="float">
            <text:p>100</text:p>
          </table:table-cell>
          <table:table-cell office:value-type="float" office:value="4" calcext:value-type="float">
            <text:p>4</text:p>
          </table:table-cell>
          <table:table-cell office:value-type="date" office:date-value="2016-02-23" calcext:value-type="date">
            <text:p>2016-02-23</text:p>
          </table:table-cell>
          <table:table-cell table:style-name="ce15" office:value-type="string" calcext:value-type="string">
            <text:p>"I'm Sebastian, Lord St. Vincent. I can't be celibate. Everyone knows that."<text:span text:style-name="T3"> Desperate to escape her scheming relatives, Evangeline Jenner has sought the help of the most infamous scoundrel in London. A marriage of convenience is the only solution. No one would have ever paired the shy, stammering wallflower with the sinfully handsome viscount. It quickly becomes clear, however, that Evie is a woman of hidden strength—and Sebastian desires her more than any woman he's ever known. Determined to win her husband's elusive heart, Evie dares to strike a bargain with the devil: If Sebastian can stay celibate for three months, she will allow him into her bed. When Evie is threatened by a vengeful enemy from the past, Sebastian vows to do whatever it takes to protect his wife . . . even at the expense of his own life. Together they will defy their perilous fate, for the sake of all-consuming love.</text:span></text:p>
          </table:table-cell>
          <table:table-cell office:value-type="float" office:value="384" calcext:value-type="float">
            <text:p>384</text:p>
          </table:table-cell>
          <table:table-cell office:value-type="string" calcext:value-type="string">
            <text:p>9780060562519.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26" office:value-type="string" calcext:value-type="string">
            <text:p>New York Times<text:span text:style-name="T16"> bestselling author Lisa Kleypas graduated from Wellesley College with a political science degree. She’s a RITA award-winning author of both historical romance and contemporary women’s fiction. She lives in Washington State with her husband Gregory and their two children.</text:span></text:p>
          </table:table-cell>
        </table:table-row>
        <table:table-row table:style-name="ro2">
          <table:table-cell office:value-type="float" office:value="9780380772575" calcext:value-type="float">
            <text:p>9780380772575</text:p>
          </table:table-cell>
          <table:table-cell office:value-type="string" calcext:value-type="string">
            <text:p>ENCHANTED</text:p>
          </table:table-cell>
          <table:table-cell office:value-type="string" calcext:value-type="string">
            <text:p>Lowell, Elizabeth</text:p>
          </table:table-cell>
          <table:table-cell office:value-type="string" calcext:value-type="string">
            <text:p>Avon</text:p>
          </table:table-cell>
          <table:table-cell office:value-type="date" office:date-value="2005-10-06" calcext:value-type="date">
            <text:p>2005-10-06</text:p>
          </table:table-cell>
          <table:table-cell office:value-type="string" calcext:value-type="string">
            <text:p>English</text:p>
          </table:table-cell>
          <table:table-cell office:value-type="string" calcext:value-type="string">
            <text:p>Mass Market Paperback</text:p>
          </table:table-cell>
          <table:table-cell office:value-type="string" calcext:value-type="string">
            <text:p>INR</text:p>
          </table:table-cell>
          <table:table-cell office:value-type="float" office:value="499" calcext:value-type="float">
            <text:p>499</text:p>
          </table:table-cell>
          <table:table-cell office:value-type="string" calcext:value-type="string">
            <text:p>231 gms</text:p>
          </table:table-cell>
          <table:table-cell office:value-type="float" office:value="20" calcext:value-type="float">
            <text:p>20</text:p>
          </table:table-cell>
          <table:table-cell office:value-type="float" office:value="100" calcext:value-type="float">
            <text:p>100</text:p>
          </table:table-cell>
          <table:table-cell office:value-type="float" office:value="5" calcext:value-type="float">
            <text:p>5</text:p>
          </table:table-cell>
          <table:table-cell office:value-type="date" office:date-value="2005-10-06" calcext:value-type="date">
            <text:p>2005-10-06</text:p>
          </table:table-cell>
          <table:table-cell table:style-name="ce13" office:value-type="string" calcext:value-type="string">
            <text:p>Simon the loyal has vowed never to love, for love makes a warrior weak. His arranged marriage to a beautiful Norman heiress would be duty and no more. But more than duty stirs his blood when he first sees Ariane. She has known only coldness from men and a betrayal so deep it all but killed her soul. Wanting no man, trusting no man, speaking only through the sad songs she draws from her harp, Ariane comes to Simon an unwilling bride. They wed to bring peace to the disputed lands, but marriage alone is not enough. Simon must teach Ariane passion, she must teach him trust. And both must surrender to the sweet violence of love′s enchantment. . .or die.</text:p>
          </table:table-cell>
          <table:table-cell office:value-type="float" office:value="400" calcext:value-type="float">
            <text:p>400</text:p>
          </table:table-cell>
          <table:table-cell office:value-type="string" calcext:value-type="string">
            <text:p>9780380772575.jpg</text:p>
          </table:table-cell>
          <table:table-cell office:value-type="float" office:value="19" calcext:value-type="float">
            <text:p>19</text:p>
          </table:table-cell>
          <table:table-cell office:value-type="float" office:value="1" calcext:value-type="float">
            <text:p>1</text:p>
          </table:table-cell>
          <table:table-cell office:value-type="date" office:date-value="2023-02-18T12:11:11" calcext:value-type="date">
            <text:p>2023-02-18 12:11:11</text:p>
          </table:table-cell>
          <table:table-cell table:style-name="ce26" office:value-type="string" calcext:value-type="string">
            <text:p>New York Times<text:span text:style-name="T16"> bestselling author Elizabeth Lowell has more than eighty titles published to date with over twenty-four million copies of her books in print. She lives in the Sierra Nevada Mountains with her husband, with whom she writes novels under a pseudonym. Her favorite activity is exploring the Western United States to find the landscapes that speak to her soul and inspire her writing.</text:span></text:p>
          </table:table-cell>
        </table:table-row>
        <table:table-row table:style-name="ro2">
          <table:table-cell office:value-type="float" office:value="9780062211163" calcext:value-type="float">
            <text:p>9780062211163</text:p>
          </table:table-cell>
          <table:table-cell office:value-type="string" calcext:value-type="string">
            <text:p>LOVE ILLUMINATED</text:p>
          </table:table-cell>
          <table:table-cell office:value-type="string" calcext:value-type="string">
            <text:p>Jones, Daniel</text:p>
          </table:table-cell>
          <table:table-cell office:value-type="string" calcext:value-type="string">
            <text:p>William Morrow</text:p>
          </table:table-cell>
          <table:table-cell office:value-type="date" office:date-value="2014-03-10" calcext:value-type="date">
            <text:p>2014-03-10</text:p>
          </table:table-cell>
          <table:table-cell office:value-type="string" calcext:value-type="string">
            <text:p>English</text:p>
          </table:table-cell>
          <table:table-cell office:value-type="string" calcext:value-type="string">
            <text:p>hard Cover</text:p>
          </table:table-cell>
          <table:table-cell office:value-type="string" calcext:value-type="string">
            <text:p>INR</text:p>
          </table:table-cell>
          <table:table-cell office:value-type="float" office:value="1447" calcext:value-type="float">
            <text:p>1447</text:p>
          </table:table-cell>
          <table:table-cell office:value-type="string" calcext:value-type="string">
            <text:p>304 gms</text:p>
          </table:table-cell>
          <table:table-cell office:value-type="float" office:value="20" calcext:value-type="float">
            <text:p>20</text:p>
          </table:table-cell>
          <table:table-cell office:value-type="float" office:value="100" calcext:value-type="float">
            <text:p>100</text:p>
          </table:table-cell>
          <table:table-cell office:value-type="float" office:value="0" calcext:value-type="float">
            <text:p>0</text:p>
          </table:table-cell>
          <table:table-cell office:value-type="date" office:date-value="2014-03-10" calcext:value-type="date">
            <text:p>2014-03-10</text:p>
          </table:table-cell>
          <table:table-cell office:value-type="string" calcext:value-type="string">
            <text:p>From the editor of the <text:span text:style-name="T8">New York Times</text:span><text:span text:style-name="T9">' popular "Modern Love" column—the inspiration for the anthology tv series starring Tina Fey, Andy Garcia, Anne Hathaway, Catherine Keener, Dev Patel, and John Slattery—the story of love from beginning to end (or not).</text:span><text:span text:style-name="T10"> Love. We want it. We need it. We pay it homage with songs and poems and great works of art. And when we lose it, there's no pain as intense or excruciating. For centuries we've been trying to figure it out, control it, or just get better at it. As the editor of a column about love for the </text:span><text:span text:style-name="T6">New York Times</text:span><text:span text:style-name="T7">, Daniel Jones reads thousands of stories about people's intimate relationships—the ones that soar, crash, or hum along, from the bizarre to the supposedly “normal.” It's possible that he's read more true love stories than anyone on earth. In </text:span><text:span text:style-name="T6">Love Illuminated</text:span><text:span text:style-name="T7">, he teases apart this mystifying emotion that thrills, crushes, and sustains. Drawing from the 50,000 stories that have crossed his desk over the past decade, Jones explores ten aspects of love—pursuit, destiny, vulnerability, connection, trust, practicality, monotony, infidelity, loyalty, and wisdom—and creates a lively, funny and enlightening journey through this universal human experience that jangles the head and stirs the heart. </text:span></text:p>
          </table:table-cell>
          <table:table-cell office:value-type="float" office:value="224" calcext:value-type="float">
            <text:p>224</text:p>
          </table:table-cell>
          <table:table-cell office:value-type="string" calcext:value-type="string">
            <text:p>9780062211163.jpg</text:p>
          </table:table-cell>
          <table:table-cell office:value-type="float" office:value="80" calcext:value-type="float">
            <text:p>80</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Daniel Jones has edited the Modern Love column in the Sunday Styles section of the <text:span text:style-name="T24">New York Times</text:span><text:span text:style-name="T20"> since its inception in October 2004. His books include two essay anthologies, </text:span><text:span text:style-name="T19">Modern Love</text:span><text:span text:style-name="T20"> and </text:span><text:span text:style-name="T19">The Bastard on the Couch</text:span><text:span text:style-name="T20">, and a novel, </text:span><text:span text:style-name="T19">After Lucy</text:span><text:span text:style-name="T20">, which was a finalist for the Barnes &amp; Noble Discover Award. His writing has appeared in the </text:span><text:span text:style-name="T19">New York Times</text:span><text:span text:style-name="T20">, </text:span><text:span text:style-name="T19">Elle</text:span><text:span text:style-name="T20">, </text:span><text:span text:style-name="T19">Parade</text:span><text:span text:style-name="T20">, </text:span><text:span text:style-name="T19">Real Simple</text:span><text:span text:style-name="T20">, </text:span><text:span text:style-name="T19">Redbook</text:span><text:span text:style-name="T20">, and elsewhere. He lives in Northampton, Massachusetts, with his wife, writer Cathi Hanauer, and their two children.</text:span></text:p>
          </table:table-cell>
        </table:table-row>
        <table:table-row table:style-name="ro3">
          <table:table-cell office:value-type="float" office:value="9789350293676" calcext:value-type="float">
            <text:p>9789350293676</text:p>
          </table:table-cell>
          <table:table-cell office:value-type="string" calcext:value-type="string">
            <text:p>LOVE STORY # 1 TO 14 <text:s text:c="39"/></text:p>
          </table:table-cell>
          <table:table-cell office:value-type="string" calcext:value-type="string">
            <text:p>Zaidi, Annie</text:p>
          </table:table-cell>
          <table:table-cell office:value-type="string" calcext:value-type="string">
            <text:p>Harper collins</text:p>
          </table:table-cell>
          <table:table-cell office:value-type="date" office:date-value="2012-10-23" calcext:value-type="date">
            <text:p>2012-10-23</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250 gms</text:p>
          </table:table-cell>
          <table:table-cell office:value-type="float" office:value="20" calcext:value-type="float">
            <text:p>20</text:p>
          </table:table-cell>
          <table:table-cell office:value-type="float" office:value="100" calcext:value-type="float">
            <text:p>100</text:p>
          </table:table-cell>
          <table:table-cell office:value-type="float" office:value="2" calcext:value-type="float">
            <text:p>2</text:p>
          </table:table-cell>
          <table:table-cell office:value-type="date" office:date-value="2012-10-23" calcext:value-type="date">
            <text:p>2012-10-23</text:p>
          </table:table-cell>
          <table:table-cell table:style-name="ce13" office:value-type="string" calcext:value-type="string">
            <text:p>'Curious villagers stopped to stare at this shameless man and woman whose fingers were wound in each others' hair, and whose lips were stretched with impossible smiles, and faces were glowing like warm red wax in the late afternoon. But after a minute or two, they too walked away, because looking at the two any longer became unbearable.' A woman who won't let the shadow of death disrupt her love life, another who falls irrevocably in love with a dead police officer, a devoted wife who steps out twice a week for Narcotics Anonymous meetings, friends who should have been lovers, the woman who offers all her pent-up love to a railway announcer's voice ... Annie Zaidi's stories are at once warm and distant, violent and gentle - and, above all, untroubled by cynicism. This is a look at love, straight in the eye, to understand the alluring nature of the beast. </text:p>
          </table:table-cell>
          <table:table-cell office:value-type="float" office:value="328" calcext:value-type="float">
            <text:p>328</text:p>
          </table:table-cell>
          <table:table-cell office:value-type="string" calcext:value-type="string">
            <text:p>9789350293676.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table:table-row>
        <table:table-row table:style-name="ro3">
          <table:table-cell office:value-type="float" office:value="9789350292273" calcext:value-type="float">
            <text:p>9789350292273</text:p>
          </table:table-cell>
          <table:table-cell office:value-type="string" calcext:value-type="string">
            <text:p>JUST MARRIED, PLEASE EXCUSE <text:s text:c="32"/></text:p>
          </table:table-cell>
          <table:table-cell office:value-type="string" calcext:value-type="string">
            <text:p>Lal, Yashodhara</text:p>
          </table:table-cell>
          <table:table-cell office:value-type="string" calcext:value-type="string">
            <text:p>Harper collins</text:p>
          </table:table-cell>
          <table:table-cell office:value-type="date" office:date-value="2012-07-18" calcext:value-type="date">
            <text:p>2012-07-18</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201 gms</text:p>
          </table:table-cell>
          <table:table-cell office:value-type="float" office:value="20" calcext:value-type="float">
            <text:p>20</text:p>
          </table:table-cell>
          <table:table-cell office:value-type="float" office:value="100" calcext:value-type="float">
            <text:p>100</text:p>
          </table:table-cell>
          <table:table-cell office:value-type="float" office:value="24" calcext:value-type="float">
            <text:p>24</text:p>
          </table:table-cell>
          <table:table-cell office:value-type="date" office:date-value="2012-07-18" calcext:value-type="date">
            <text:p>2012-07-18</text:p>
          </table:table-cell>
          <table:table-cell table:style-name="ce13" office:value-type="string" calcext:value-type="string">
            <text:p>Caution: Marriage Ahead ... Yashodhara, a quick-tempered gal from the big city, is hitched to Vijay, a laidback desi boy from a small town - in one word, trouble! The young couple must learn to adjust to married life and to each other - whether it is Yashodhara's 'tamper tentrums' or Vijay's foot-in-mouth syndrome - with a little help from their idiosyncratic staff Zarreena and Vinod, their nutty friend Vivi and, of course, their respective families. With the unexpected arrival of baby Anoushka a.k.a Peanut, the battles escalate, fuelled by their vastly divergent views on raising a child. Will their many differences - so endearing at the start of their romance - actually turn out to mean that they are just incompatible? Will they ever manage to agree on anything? Or have they just bitten off more than they can chew? A fresh and honest take on marriage and parenthood, this is a story of self-discovery that will have you laughing out loud - and sympathizing wholeheartedly with its quirky and likeable cast of characters.</text:p>
          </table:table-cell>
          <table:table-cell office:value-type="float" office:value="276" calcext:value-type="float">
            <text:p>276</text:p>
          </table:table-cell>
          <table:table-cell office:value-type="string" calcext:value-type="string">
            <text:p>9789350292273.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table:style-name="ce8" office:value-type="string" calcext:value-type="string">
            <text:p>Yashodhara Lal is an author of six bestselling novels, mother of three children, marketing professional, and fitness instructor. She lives in Gurgaon with her family, her husband Vijay and three kids – Peanut, Pickle and Papad – who never fail to provide </text:p>
          </table:table-cell>
        </table:table-row>
        <table:table-row table:style-name="ro3">
          <table:table-cell table:style-name="ce4" office:value-type="float" office:value="9780007368617" calcext:value-type="float">
            <text:p>9780007368617</text:p>
          </table:table-cell>
          <table:table-cell table:style-name="ce6" office:value-type="string" calcext:value-type="string">
            <text:p>PERSUASION <text:s text:c="49"/></text:p>
          </table:table-cell>
          <table:table-cell office:value-type="string" calcext:value-type="string">
            <text:p>Austen, Jane</text:p>
          </table:table-cell>
          <table:table-cell office:value-type="string" calcext:value-type="string">
            <text:p>Harper Press</text:p>
          </table:table-cell>
          <table:table-cell office:value-type="date" office:date-value="2010-07-08" calcext:value-type="date">
            <text:p>2010-07-08</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150 gms</text:p>
          </table:table-cell>
          <table:table-cell office:value-type="float" office:value="20" calcext:value-type="float">
            <text:p>20</text:p>
          </table:table-cell>
          <table:table-cell office:value-type="float" office:value="100" calcext:value-type="float">
            <text:p>100</text:p>
          </table:table-cell>
          <table:table-cell office:value-type="float" office:value="9" calcext:value-type="float">
            <text:p>9</text:p>
          </table:table-cell>
          <table:table-cell office:value-type="date" office:date-value="2010-07-08" calcext:value-type="date">
            <text:p>2010-07-08</text:p>
          </table:table-cell>
          <table:table-cell table:style-name="ce13" office:value-type="string" calcext:value-type="string">
            <text:p>Once so much to each other! Now nothing! Ann Elliot has only one regret: that she listened to her family and broke off her engagement to Captain Wentworth. He was poor, but they were in love—and she didn’t realize that love was enough. But Anne has a new chance: Captain Wentworth has returned from the Royal Navy. With everything stacked against her, can she overcome their heartbreak and persuade him to love her again? Beautifully presented for a modern teen audience, Jane Austen’s masterpiece is one of the most enduring stories about the resilience of love.</text:p>
          </table:table-cell>
          <table:table-cell office:value-type="float" office:value="272" calcext:value-type="float">
            <text:p>272</text:p>
          </table:table-cell>
          <table:table-cell table:style-name="ce4" office:value-type="string" calcext:value-type="string">
            <text:p>9780007368617.jpg</text:p>
          </table:table-cell>
          <table:table-cell office:value-type="float" office:value="102" calcext:value-type="float">
            <text:p>102</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Born in 1775, Jane Austen published four of her six novels anonymously. Her work was not widely read until the late nineteenth century, and her fame grew from then on. Known for her wit and sharp insight into social conventions, her novels about love, relationships, and society are more popular year after year. She has earned a place in history as one of the most cherished writers of English literature.</text:p>
          </table:table-cell>
        </table:table-row>
        <table:table-row table:style-name="ro3">
          <table:table-cell table:style-name="ce4" office:value-type="float" office:value="9780007350797" calcext:value-type="float">
            <text:p>9780007350797</text:p>
          </table:table-cell>
          <table:table-cell table:style-name="ce6" office:value-type="string" calcext:value-type="string">
            <text:p>SENSE AND SENSIBILITY <text:s text:c="38"/></text:p>
          </table:table-cell>
          <table:table-cell office:value-type="string" calcext:value-type="string">
            <text:p>Austen, Jane</text:p>
          </table:table-cell>
          <table:table-cell office:value-type="string" calcext:value-type="string">
            <text:p>Harper Press</text:p>
          </table:table-cell>
          <table:table-cell office:value-type="date" office:date-value="2010-04-01" calcext:value-type="date">
            <text:p>2010-04-01</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220 gms</text:p>
          </table:table-cell>
          <table:table-cell office:value-type="float" office:value="20" calcext:value-type="float">
            <text:p>20</text:p>
          </table:table-cell>
          <table:table-cell office:value-type="float" office:value="100" calcext:value-type="float">
            <text:p>100</text:p>
          </table:table-cell>
          <table:table-cell office:value-type="float" office:value="25" calcext:value-type="float">
            <text:p>25</text:p>
          </table:table-cell>
          <table:table-cell office:value-type="date" office:date-value="2010-04-01" calcext:value-type="date">
            <text:p>2010-04-01</text:p>
          </table:table-cell>
          <table:table-cell table:style-name="ce13" office:value-type="string" calcext:value-type="string">
            <text:p>HarperCollins is proud to present its new range of best-loved, essential classics. ‘I wish as well as every body else to be perfectly happy; but like every body else it must be in my own way.’ When the Dashwood family are forced into more modest circumstances, sisters Marianne and Elinor also find themselves suddenly entangled in matters of the heart. Passionate and spirited, young Marianne falls for the charming but unreliable Mr Willoughby. Elinor, by contrast rational and sensible, forms a close bond with Edward Ferrars, but must cope stoically with the news that he is promised to another. Only through their shared experiences of love and loss do both sisters learn that the key to happiness comes from finding the perfect mixture of rationality and feeling. Sense and Sensibility was Jane Austen’s first published work when it appeared in 1811. It has become one of her most cherished novels and has been the subject of several adaptations for film and television.</text:p>
          </table:table-cell>
          <table:table-cell office:value-type="float" office:value="400" calcext:value-type="float">
            <text:p>400</text:p>
          </table:table-cell>
          <table:table-cell table:style-name="ce4" office:value-type="string" calcext:value-type="string">
            <text:p>9780007350797.jpg</text:p>
          </table:table-cell>
          <table:table-cell office:value-type="float" office:value="102" calcext:value-type="float">
            <text:p>102</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Born in 1775, Jane Austen published four of her six novels anonymously. Her work was not widely read until the late nineteenth century, and her fame grew from then on. Known for her wit and sharp insight into social conventions, her novels about love, relationships, and society are more popular year after year. She has earned a place in history as one of the most cherished writers of English literature.</text:p>
          </table:table-cell>
        </table:table-row>
        <table:table-row table:style-name="ro3">
          <table:table-cell table:style-name="ce4" office:value-type="float" office:value="9780007350780" calcext:value-type="float">
            <text:p>9780007350780</text:p>
          </table:table-cell>
          <table:table-cell table:style-name="ce6" office:value-type="string" calcext:value-type="string">
            <text:p>EMMA <text:s text:c="55"/></text:p>
          </table:table-cell>
          <table:table-cell office:value-type="string" calcext:value-type="string">
            <text:p>Austen, Jane</text:p>
          </table:table-cell>
          <table:table-cell office:value-type="string" calcext:value-type="string">
            <text:p>Harper Press</text:p>
          </table:table-cell>
          <table:table-cell office:value-type="date" office:date-value="2010-04-01" calcext:value-type="date">
            <text:p>2010-04-01</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250" calcext:value-type="float">
            <text:p>250</text:p>
          </table:table-cell>
          <table:table-cell office:value-type="string" calcext:value-type="string">
            <text:p>270 gms</text:p>
          </table:table-cell>
          <table:table-cell office:value-type="float" office:value="20" calcext:value-type="float">
            <text:p>20</text:p>
          </table:table-cell>
          <table:table-cell office:value-type="float" office:value="100" calcext:value-type="float">
            <text:p>100</text:p>
          </table:table-cell>
          <table:table-cell office:value-type="float" office:value="23" calcext:value-type="float">
            <text:p>23</text:p>
          </table:table-cell>
          <table:table-cell office:value-type="date" office:date-value="2010-04-01" calcext:value-type="date">
            <text:p>2010-04-01</text:p>
          </table:table-cell>
          <table:table-cell office:value-type="string" calcext:value-type="string">
            <text:p>I never have been in love; it is not my way, or my nature; and I do not think I ever shall. Emma Woodhouse is certain of one thing: that she’s an excellent matchmaker . . . even though she’s never been in love. Emma dives into the game of finding an admirer for her newest project, Harriet Smith. But Emma quickly realizes she’s in over her head and that she might lose everything if she keeps playing. Beautifully presented for a modern teen audience, this is the must-have edition of Jane Austen’s timeless romantic satire.</text:p>
          </table:table-cell>
          <table:table-cell office:value-type="float" office:value="512" calcext:value-type="float">
            <text:p>512</text:p>
          </table:table-cell>
          <table:table-cell table:style-name="ce4" office:value-type="string" calcext:value-type="string">
            <text:p>9780007350780.jpg</text:p>
          </table:table-cell>
          <table:table-cell office:value-type="float" office:value="102" calcext:value-type="float">
            <text:p>102</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Born in 1775, Jane Austen published four of her six novels anonymously. Her work was not widely read until the late nineteenth century, and her fame grew from then on. Known for her wit and sharp insight into social conventions, her novels about love, relationships, and society are more popular year after year. She has earned a place in history as one of the most cherished writers of English literature.</text:p>
          </table:table-cell>
        </table:table-row>
        <table:table-row table:style-name="ro2">
          <table:table-cell office:value-type="float" office:value="9780007198917" calcext:value-type="float">
            <text:p>9780007198917</text:p>
          </table:table-cell>
          <table:table-cell office:value-type="string" calcext:value-type="string">
            <text:p>A PLACE CALLED HERE <text:s text:c="40"/></text:p>
          </table:table-cell>
          <table:table-cell office:value-type="string" calcext:value-type="string">
            <text:p>Ahern, Cecelia</text:p>
          </table:table-cell>
          <table:table-cell office:value-type="string" calcext:value-type="string">
            <text:p>Harper collins</text:p>
          </table:table-cell>
          <table:table-cell office:value-type="date" office:date-value="2004-01-01" calcext:value-type="date">
            <text:p>2004-01-01</text:p>
          </table:table-cell>
          <table:table-cell office:value-type="string" calcext:value-type="string">
            <text:p>English</text:p>
          </table:table-cell>
          <table:table-cell office:value-type="string" calcext:value-type="string">
            <text:p>Paperback</text:p>
          </table:table-cell>
          <table:table-cell office:value-type="string" calcext:value-type="string">
            <text:p>INR</text:p>
          </table:table-cell>
          <table:table-cell office:value-type="float" office:value="450" calcext:value-type="float">
            <text:p>450</text:p>
          </table:table-cell>
          <table:table-cell office:value-type="string" calcext:value-type="string">
            <text:p>330 gms</text:p>
          </table:table-cell>
          <table:table-cell office:value-type="float" office:value="20" calcext:value-type="float">
            <text:p>20</text:p>
          </table:table-cell>
          <table:table-cell office:value-type="float" office:value="100" calcext:value-type="float">
            <text:p>100</text:p>
          </table:table-cell>
          <table:table-cell office:value-type="float" office:value="21" calcext:value-type="float">
            <text:p>21</text:p>
          </table:table-cell>
          <table:table-cell office:value-type="date" office:date-value="2004-01-01" calcext:value-type="date">
            <text:p>2004-01-01</text:p>
          </table:table-cell>
          <table:table-cell table:style-name="ce18" office:value-type="string" calcext:value-type="string">
            <text:p>Since Sandy Shortt’s childhood schoolmate disappeared twenty years ago, Sandy has been obsessed with missing things. Finding becomes her goal – whether it’s the odd sock that vanished in the washing machine, the car keys she misplaced in her rush to get to work or the graver issue of finding the people who vanish from their lives. Sandy dedicates her life to finding these missing people, offering devastated families a flicker of hope. Jack Ruttle is one of those desperate people. It’s been a year since his brother Donal vanished into thin air and the sleepless nights and frantic days aren’t getting any easier. He thinks Sandy Shortt could well be the answer to his prayers. But when Sandy goes missing too, her search ends when she stumbles upon the place – and people – she’s been looking for all of her life. A world away from her loved ones and the home she ran from for so long, Sandy soon resorts to her old habit again, searching. Though this time, she is desperately trying to find her way home…</text:p>
          </table:table-cell>
          <table:table-cell office:value-type="float" office:value="496" calcext:value-type="float">
            <text:p>496</text:p>
          </table:table-cell>
          <table:table-cell office:value-type="string" calcext:value-type="string">
            <text:p>9780007198917.jpg</text:p>
          </table:table-cell>
          <table:table-cell office:value-type="float" office:value="103" calcext:value-type="float">
            <text:p>103</text:p>
          </table:table-cell>
          <table:table-cell office:value-type="float" office:value="1" calcext:value-type="float">
            <text:p>1</text:p>
          </table:table-cell>
          <table:table-cell office:value-type="date" office:date-value="2023-02-18T12:11:11" calcext:value-type="date">
            <text:p>2023-02-18 12:11:11</text:p>
          </table:table-cell>
          <table:table-cell office:value-type="string" calcext:value-type="string">
            <text:p>Cecelia Ahern is the author of the international bestsellers <text:span text:style-name="T24">PS, I Love You</text:span><text:span text:style-name="T20">; </text:span><text:span text:style-name="T19">Love, Rosie</text:span><text:span text:style-name="T20">; </text:span><text:span text:style-name="T19">If You Could See Me Now</text:span><text:span text:style-name="T20">; </text:span><text:span text:style-name="T19">There's No Place Like Here</text:span><text:span text:style-name="T20">; </text:span><text:span text:style-name="T19">Thanks for the Memories</text:span><text:span text:style-name="T20">; </text:span><text:span text:style-name="T19">The Gift</text:span><text:span text:style-name="T20">; </text:span><text:span text:style-name="T19">The Book of Tomorrow</text:span><text:span text:style-name="T20">; and </text:span><text:span text:style-name="T19">The Time of My Life</text:span><text:span text:style-name="T20">. Her books are published in forty-six countries and have collectively sold more than sixteen million copies. The daughter of the former prime minister of Ireland, she lives in Dublin.</text:span></text:p>
          </table:table-cell>
        </table:table-row>
        <calcext:conditional-formats>
          <calcext:conditional-format calcext:target-range-address="Sheet1.A2:Sheet1.A5">
            <calcext:condition calcext:apply-style-name="ConditionalStyle_18" calcext:value="duplicate" calcext:base-cell-address="Sheet1.A2"/>
          </calcext:conditional-format>
          <calcext:conditional-format calcext:target-range-address="Sheet1.Q2:Sheet1.Q2">
            <calcext:condition calcext:apply-style-name="ConditionalStyle_9" calcext:value="duplicate" calcext:base-cell-address="Sheet1.Q2"/>
          </calcext:conditional-format>
          <calcext:conditional-format calcext:target-range-address="Sheet1.Q3:Sheet1.Q3">
            <calcext:condition calcext:apply-style-name="ConditionalStyle_3" calcext:value="duplicate" calcext:base-cell-address="Sheet1.Q3"/>
          </calcext:conditional-format>
          <calcext:conditional-format calcext:target-range-address="Sheet1.Q4:Sheet1.Q4">
            <calcext:condition calcext:apply-style-name="ConditionalStyle_2" calcext:value="duplicate" calcext:base-cell-address="Sheet1.Q4"/>
          </calcext:conditional-format>
          <calcext:conditional-format calcext:target-range-address="Sheet1.Q5:Sheet1.Q5">
            <calcext:condition calcext:apply-style-name="ConditionalStyle_1" calcext:value="duplicate" calcext:base-cell-address="Sheet1.Q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number:text>
      <number:fill-character> </number:fill-character>
      <number:number number:decimal-places="0" number:min-decimal-places="0" number:min-integer-digits="1" number:grouping="true"/>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8" style:display-name="ConditionalStyle_18" style:family="table-cell" style:parent-style-name="Default">
      <style:table-cell-properties fo:background-color="#ffc7ce"/>
      <style:text-properties fo:color="#9c0006"/>
    </style:style>
    <style:style style:name="ConditionalStyle_5f_9" style:display-name="ConditionalStyle_9"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8T00:39:05.727066364</meta:creation-date>
    <dc:date>2023-02-18T00:39:34.952031411</dc:date>
    <meta:editing-duration>PT30S</meta:editing-duration>
    <meta:editing-cycles>1</meta:editing-cycles>
    <meta:generator>LibreOffice/7.3.7.2$Linux_X86_64 LibreOffice_project/30$Build-2</meta:generator>
    <meta:document-statistic meta:table-count="1" meta:cell-count="579" meta:object-count="0"/>
  </office:meta>
</office:document-meta>
</file>